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layout-cache" manifest:media-type="application/binary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6pt" fo:font-weight="bold" officeooo:rsid="000d0d92" officeooo:paragraph-rsid="0087518e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font-style-asian="normal" style:font-weight-asian="bold" style:font-name-complex="sans-serif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87518e" style:font-size-asian="14pt" style:font-style-asian="normal" style:font-weight-asian="normal" style:font-name-complex="Times New Roman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c2668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a43efc"/>
    </style:style>
    <style:style style:name="P8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language="ru" fo:country="RU" officeooo:paragraph-rsid="0087518e"/>
    </style:style>
    <style:style style:name="P9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language="ru" fo:country="RU" officeooo:rsid="008a6c95" officeooo:paragraph-rsid="008a6c95"/>
    </style:style>
    <style:style style:name="P10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language="ru" fo:country="RU" officeooo:paragraph-rsid="00914209"/>
    </style:style>
    <style:style style:name="P11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12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13" style:family="paragraph" style:parent-style-name="Text_20_body">
      <style:paragraph-properties fo:margin-left="11.299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language="ru" fo:country="RU" officeooo:paragraph-rsid="0087518e"/>
    </style:style>
    <style:style style:name="P14" style:family="paragraph" style:parent-style-name="Text_20_body" style:master-page-name="">
      <style:paragraph-properties fo:margin-left="11.299cm" fo:margin-right="1.7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language="ru" fo:country="RU" officeooo:paragraph-rsid="0087518e"/>
    </style:style>
    <style:style style:name="P15" style:family="paragraph" style:parent-style-name="Text_20_body">
      <style:paragraph-properties fo:margin-left="1.27cm" fo:margin-right="1.7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a9a8" officeooo:paragraph-rsid="0087518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erif" fo:font-size="15pt" officeooo:rsid="000de250" officeooo:paragraph-rsid="0088b3c1" style:font-size-asian="15pt" style:font-size-complex="15pt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erif" fo:font-size="15pt" officeooo:rsid="000de250" officeooo:paragraph-rsid="0097a207" style:font-size-asian="15pt" style:font-size-complex="15pt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Serif" fo:font-size="15pt" officeooo:rsid="000de250" officeooo:paragraph-rsid="008ed89f" style:font-size-asian="15pt" style:font-size-complex="15pt"/>
    </style:style>
    <style:style style:name="P19" style:family="paragraph" style:parent-style-name="Preformatted_20_Text">
      <style:paragraph-properties fo:line-height="200%" fo:text-align="center" style:justify-single-word="false"/>
      <style:text-properties style:font-name="Liberation Serif" fo:font-size="15pt" officeooo:rsid="000de250" officeooo:paragraph-rsid="0088b3c1" style:font-size-asian="15pt" style:font-size-complex="15pt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Serif" fo:font-size="15pt" officeooo:rsid="000feb65" officeooo:paragraph-rsid="0088b3c1" style:font-size-asian="15pt" style:font-size-complex="15pt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Serif" fo:font-size="15pt" officeooo:rsid="000feb65" officeooo:paragraph-rsid="00961a16" style:font-size-asian="15pt" style:font-size-complex="15pt"/>
    </style:style>
    <style:style style:name="P22" style:family="paragraph" style:parent-style-name="Preformatted_20_Text">
      <style:paragraph-properties fo:text-align="start" style:justify-single-word="false"/>
      <style:text-properties style:font-name="Liberation Serif" fo:font-size="15pt" officeooo:rsid="000feb65" officeooo:paragraph-rsid="00961a16" style:font-size-asian="15pt" style:font-size-complex="15pt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Serif" fo:font-size="15pt" officeooo:rsid="001183fd" officeooo:paragraph-rsid="0088b3c1" style:font-size-asian="15pt" style:font-size-complex="15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Serif" fo:font-size="15pt" officeooo:rsid="008c2668" officeooo:paragraph-rsid="008c2668" style:font-size-asian="15pt" style:font-size-complex="15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Serif" fo:font-size="15pt" officeooo:rsid="008c2668" officeooo:paragraph-rsid="0088b3c1" style:font-size-asian="15pt" style:font-size-complex="15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Serif" fo:font-size="15pt" officeooo:rsid="008f4982" officeooo:paragraph-rsid="008c2668" style:font-size-asian="15pt" style:font-size-complex="15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Serif" fo:font-size="15pt" officeooo:rsid="008f4982" officeooo:paragraph-rsid="0097a207" style:font-size-asian="15pt" style:font-size-complex="15pt"/>
    </style:style>
    <style:style style:name="P28" style:family="paragraph" style:parent-style-name="Preformatted_20_Text">
      <style:paragraph-properties fo:text-align="start" style:justify-single-word="false"/>
      <style:text-properties style:font-name="Liberation Serif" fo:font-size="15pt" officeooo:rsid="008f4982" officeooo:paragraph-rsid="0097a207" style:font-size-asian="15pt" style:font-size-complex="15pt"/>
    </style:style>
    <style:style style:name="P29" style:family="paragraph" style:parent-style-name="Preformatted_20_Text">
      <style:paragraph-properties fo:line-height="100%" fo:text-align="center" style:justify-single-word="false"/>
      <style:text-properties style:font-name="Liberation Serif" fo:font-size="15pt" officeooo:rsid="008f4982" officeooo:paragraph-rsid="009a2074" style:font-size-asian="15pt" style:font-size-complex="15pt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erif" fo:font-size="15pt" officeooo:rsid="0096ee62" officeooo:paragraph-rsid="0096ee62" style:font-size-asian="15pt" style:font-size-complex="15pt"/>
    </style:style>
    <style:style style:name="P31" style:family="paragraph" style:parent-style-name="Preformatted_20_Text">
      <style:paragraph-properties fo:line-height="100%" fo:text-align="start" style:justify-single-word="false"/>
      <style:text-properties style:font-name="Liberation Serif" fo:font-size="15pt" officeooo:rsid="00914209" officeooo:paragraph-rsid="009f74c1" style:font-size-asian="15pt" style:font-size-complex="15pt"/>
    </style:style>
    <style:style style:name="P32" style:family="paragraph" style:parent-style-name="Preformatted_20_Text">
      <style:paragraph-properties fo:text-align="start" style:justify-single-word="false"/>
      <style:text-properties style:font-name="Liberation Serif" fo:font-size="15pt" officeooo:rsid="009d5dc2" officeooo:paragraph-rsid="009d5dc2" style:font-size-asian="15pt" style:font-size-complex="15pt"/>
    </style:style>
    <style:style style:name="P33" style:family="paragraph" style:parent-style-name="Preformatted_20_Text">
      <style:paragraph-properties fo:text-align="start" style:justify-single-word="false"/>
      <style:text-properties style:font-name="Liberation Serif" fo:font-size="15pt" officeooo:rsid="009d5dc2" officeooo:paragraph-rsid="00a43efc" style:font-size-asian="15pt" style:font-size-complex="15pt"/>
    </style:style>
    <style:style style:name="P34" style:family="paragraph" style:parent-style-name="Preformatted_20_Text">
      <style:paragraph-properties fo:text-align="start" style:justify-single-word="false"/>
      <style:text-properties style:font-name="Liberation Serif" fo:font-size="15pt" officeooo:rsid="009275e2" officeooo:paragraph-rsid="00a42067" style:font-size-asian="15pt" style:font-size-complex="15pt"/>
    </style:style>
    <style:style style:name="P35" style:family="paragraph" style:parent-style-name="Preformatted_20_Text">
      <style:paragraph-properties fo:line-height="100%" fo:text-align="center" style:justify-single-word="false"/>
      <style:text-properties style:font-name="Liberation Serif" fo:font-size="15pt" fo:language="en" fo:country="US" officeooo:rsid="000de250" officeooo:paragraph-rsid="0088b3c1" style:font-size-asian="15pt" style:font-size-complex="15pt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erif" fo:font-size="15pt" fo:language="en" fo:country="US" officeooo:rsid="000de250" officeooo:paragraph-rsid="0097a207" style:font-size-asian="15pt" style:font-size-complex="15pt"/>
    </style:style>
    <style:style style:name="P37" style:family="paragraph" style:parent-style-name="Preformatted_20_Text">
      <style:paragraph-properties fo:text-align="center" style:justify-single-word="false"/>
      <style:text-properties style:font-name="Liberation Serif" fo:font-size="15pt" fo:language="en" fo:country="US" officeooo:rsid="008f4982" officeooo:paragraph-rsid="0097a207" style:font-size-asian="15pt" style:font-size-complex="15pt"/>
    </style:style>
    <style:style style:name="P38" style:family="paragraph" style:parent-style-name="Preformatted_20_Text">
      <style:paragraph-properties fo:text-align="start" style:justify-single-word="false"/>
      <style:text-properties style:font-name="Liberation Serif" fo:font-size="15pt" fo:language="en" fo:country="US" officeooo:rsid="008f4982" officeooo:paragraph-rsid="009e5a76" style:font-size-asian="15pt" style:font-size-complex="15pt"/>
    </style:style>
    <style:style style:name="P39" style:family="paragraph" style:parent-style-name="Preformatted_20_Text">
      <style:paragraph-properties fo:line-height="100%" fo:text-align="center" style:justify-single-word="false"/>
      <style:text-properties style:font-name="Liberation Serif" fo:font-size="15pt" fo:language="en" fo:country="US" officeooo:rsid="009a2074" officeooo:paragraph-rsid="0088b3c1" style:font-size-asian="15pt" style:font-size-complex="15pt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Serif" fo:font-size="15pt" fo:language="ru" fo:country="RU" officeooo:rsid="009275e2" officeooo:paragraph-rsid="009275e2" style:font-size-asian="15pt" style:font-size-complex="15pt"/>
    </style:style>
    <style:style style:name="P41" style:family="paragraph" style:parent-style-name="Preformatted_20_Text">
      <style:paragraph-properties fo:text-align="start" style:justify-single-word="false"/>
      <style:text-properties style:font-name="Liberation Serif" fo:font-size="15pt" fo:language="ru" fo:country="RU" officeooo:rsid="009275e2" officeooo:paragraph-rsid="009275e2" style:font-size-asian="15pt" style:font-size-complex="15pt"/>
    </style:style>
    <style:style style:name="P42" style:family="paragraph" style:parent-style-name="Preformatted_20_Text">
      <style:paragraph-properties fo:text-align="center" style:justify-single-word="false"/>
      <style:text-properties style:font-name="Liberation Serif" fo:font-size="15pt" fo:language="ru" fo:country="RU" officeooo:rsid="008ed89f" officeooo:paragraph-rsid="0097a207" style:font-size-asian="15pt" style:font-size-complex="15pt"/>
    </style:style>
    <style:style style:name="P43" style:family="paragraph" style:parent-style-name="Preformatted_20_Text">
      <style:paragraph-properties fo:line-height="100%" fo:text-align="center" style:justify-single-word="false"/>
      <style:text-properties style:font-name="Liberation Serif" fo:font-size="15pt" fo:language="ru" fo:country="RU" officeooo:rsid="00914209" officeooo:paragraph-rsid="0088b3c1" style:font-size-asian="15pt" style:font-size-complex="15pt"/>
    </style:style>
    <style:style style:name="P44" style:family="paragraph" style:parent-style-name="Preformatted_20_Text">
      <style:paragraph-properties fo:text-align="center" style:justify-single-word="false"/>
      <style:text-properties style:font-name="Liberation Serif" fo:font-size="18pt" fo:language="ru" fo:country="RU" officeooo:rsid="008ed89f" officeooo:paragraph-rsid="008ed89f" style:font-size-asian="18pt" style:font-size-complex="18pt"/>
    </style:style>
    <style:style style:name="P45" style:family="paragraph" style:parent-style-name="Preformatted_20_Text">
      <style:paragraph-properties fo:text-align="start" style:justify-single-word="false"/>
      <style:text-properties officeooo:paragraph-rsid="00a43efc"/>
    </style:style>
    <style:style style:name="P46" style:family="paragraph" style:parent-style-name="Preformatted_20_Text" style:list-style-name="L81">
      <style:paragraph-properties fo:text-align="center" style:justify-single-word="false"/>
      <style:text-properties style:font-name="Liberation Serif" fo:font-size="15pt" officeooo:rsid="0097a207" officeooo:paragraph-rsid="0097a207" style:font-size-asian="15pt" style:font-size-complex="15pt"/>
    </style:style>
    <style:style style:name="P47" style:family="paragraph" style:parent-style-name="Preformatted_20_Text" style:list-style-name="L82">
      <style:paragraph-properties fo:text-align="center" style:justify-single-word="false"/>
      <style:text-properties style:font-name="Liberation Serif" fo:font-size="15pt" officeooo:rsid="0097a207" officeooo:paragraph-rsid="0097a207" style:font-size-asian="15pt" style:font-size-complex="15pt"/>
    </style:style>
    <style:style style:name="P48" style:family="paragraph" style:parent-style-name="Preformatted_20_Text">
      <style:paragraph-properties fo:text-align="center" style:justify-single-word="false"/>
      <style:text-properties style:font-name="Liberation Serif" fo:font-size="15pt" fo:language="ru" fo:country="RU" officeooo:rsid="00961a16" officeooo:paragraph-rsid="00961a16" style:font-size-asian="15pt" style:font-size-complex="15pt"/>
    </style:style>
    <style:style style:name="P49" style:family="paragraph" style:parent-style-name="Preformatted_20_Text">
      <style:paragraph-properties fo:text-align="start" style:justify-single-word="false"/>
      <style:text-properties style:font-name="Liberation Serif" fo:font-size="15pt" fo:language="ru" fo:country="RU" officeooo:rsid="008f4982" officeooo:paragraph-rsid="0097a207" style:font-size-asian="15pt" style:font-size-complex="15pt"/>
    </style:style>
    <style:style style:name="P50" style:family="paragraph" style:parent-style-name="Preformatted_20_Text" style:list-style-name="L82">
      <style:paragraph-properties fo:line-height="100%" fo:text-align="center" style:justify-single-word="false"/>
      <style:text-properties style:font-name="Liberation Serif" fo:font-size="15pt" fo:language="en" fo:country="US" officeooo:rsid="000de250" officeooo:paragraph-rsid="0088b3c1" style:font-size-asian="15pt" style:font-size-complex="15pt"/>
    </style:style>
    <style:style style:name="P51" style:family="paragraph" style:parent-style-name="Preformatted_20_Text" style:list-style-name="L82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Liberation Serif" fo:font-size="15pt" fo:language="ru" fo:country="RU" officeooo:rsid="009a2074" officeooo:paragraph-rsid="009a2074" style:font-size-asian="15pt" style:font-size-complex="15pt"/>
    </style:style>
    <style:style style:name="P52" style:family="paragraph" style:parent-style-name="Preformatted_20_Text" style:list-style-name="L8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09d5dc2"/>
    </style:style>
    <style:style style:name="P53" style:family="paragraph" style:parent-style-name="Preformatted_20_Text" style:list-style-name="L82">
      <style:paragraph-properties fo:margin-left="0cm" fo:margin-right="0cm" fo:line-height="100%" fo:text-align="start" style:justify-single-word="false" fo:text-indent="-0.64cm" style:auto-text-indent="false">
        <style:tab-stops/>
      </style:paragraph-properties>
      <style:text-properties officeooo:paragraph-rsid="009d5dc2"/>
    </style:style>
    <style:style style:name="P54" style:family="paragraph" style:parent-style-name="Preformatted_20_Text" style:list-style-name="L82">
      <style:paragraph-properties fo:margin-left="0cm" fo:margin-right="0cm" fo:line-height="100%" fo:text-align="start" style:justify-single-word="false" fo:text-indent="-0.64cm" style:auto-text-indent="false">
        <style:tab-stops/>
      </style:paragraph-properties>
      <style:text-properties officeooo:rsid="009c0752" officeooo:paragraph-rsid="009c0752"/>
    </style:style>
    <style:style style:name="P55" style:family="paragraph">
      <style:paragraph-properties style:text-autospace="none"/>
    </style:style>
    <style:style style:name="P56" style:family="paragraph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7" style:family="paragraph">
      <style:paragraph-properties style:text-autospace="none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3736"/>
    </style:style>
    <style:style style:name="T3" style:family="text">
      <style:text-properties fo:language="en" fo:country="US" officeooo:rsid="00961a16"/>
    </style:style>
    <style:style style:name="T4" style:family="text">
      <style:text-properties fo:language="en" fo:country="US" officeooo:rsid="009e5a76"/>
    </style:style>
    <style:style style:name="T5" style:family="text">
      <style:text-properties fo:language="en" fo:country="US" officeooo:rsid="008ed89f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03736"/>
    </style:style>
    <style:style style:name="T8" style:family="text">
      <style:text-properties fo:language="ru" fo:country="RU" officeooo:rsid="00961a16"/>
    </style:style>
    <style:style style:name="T9" style:family="text">
      <style:text-properties fo:language="ru" fo:country="RU" officeooo:rsid="008ed89f"/>
    </style:style>
    <style:style style:name="T10" style:family="text">
      <style:text-properties fo:language="ru" fo:country="RU" officeooo:rsid="009d5dc2"/>
    </style:style>
    <style:style style:name="T11" style:family="text">
      <style:text-properties fo:language="ru" fo:country="RU" officeooo:rsid="009e5a76"/>
    </style:style>
    <style:style style:name="T12" style:family="text">
      <style:text-properties fo:language="ru" fo:country="RU" officeooo:rsid="009f74c1"/>
    </style:style>
    <style:style style:name="T13" style:family="text">
      <style:text-properties fo:language="ru" fo:country="RU" officeooo:rsid="00a2056b"/>
    </style:style>
    <style:style style:name="T14" style:family="text">
      <style:text-properties fo:language="ru" fo:country="RU" officeooo:rsid="00a42067"/>
    </style:style>
    <style:style style:name="T15" style:family="text">
      <style:text-properties fo:language="ru" fo:country="RU" officeooo:rsid="00a43efc"/>
    </style:style>
    <style:style style:name="T16" style:family="text">
      <style:text-properties fo:language="ru" fo:country="RU" officeooo:rsid="00a5b342"/>
    </style:style>
    <style:style style:name="T17" style:family="text">
      <style:text-properties fo:language="ru" fo:country="RU" officeooo:rsid="00a6ce75"/>
    </style:style>
    <style:style style:name="T18" style:family="text">
      <style:text-properties fo:language="ru" fo:country="RU" officeooo:rsid="00a8beb8"/>
    </style:style>
    <style:style style:name="T1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/>
    </style:style>
    <style:style style:name="T2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39199" style:font-size-asian="14pt" style:font-style-asian="normal" style:font-weight-asian="normal" style:font-name-complex="Times New Roman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fo:font-weight="normal" officeooo:rsid="00283119" style:font-size-asian="14pt" style:font-style-asian="normal" style:font-weight-asian="normal" style:font-name-complex="Times New Roman"/>
    </style:style>
    <style:style style:name="T23" style:family="text">
      <style:text-properties fo:font-variant="normal" fo:text-transform="none" fo:color="#000000" style:font-name="Times New Roman" fo:font-size="14pt" fo:letter-spacing="normal" fo:font-style="normal" fo:font-weight="normal" officeooo:rsid="001f8248" style:font-size-asian="14pt" style:font-style-asian="normal" style:font-weight-asian="normal" style:font-name-complex="Times New Roman"/>
    </style:style>
    <style:style style:name="T24" style:family="text">
      <style:text-properties fo:font-variant="normal" fo:text-transform="none" fo:color="#000000" style:font-name="Times New Roman" fo:font-size="14pt" fo:letter-spacing="normal" fo:font-style="normal" fo:font-weight="normal" officeooo:rsid="001fa9a8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25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name-complex="Times New Roman"/>
    </style:style>
    <style:style style:name="T26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8a6c95" style:font-size-asian="14pt" style:font-style-asian="normal" style:font-weight-asian="normal" style:font-name-complex="Times New Roman"/>
    </style:style>
    <style:style style:name="T27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9275e2" style:font-size-asian="14pt" style:font-style-asian="normal" style:font-weight-asian="normal" style:font-name-complex="Times New Roman"/>
    </style:style>
    <style:style style:name="T28" style:family="text">
      <style:text-properties fo:font-variant="normal" fo:text-transform="none" fo:color="#000000" style:font-name="Times New Roman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T29" style:family="text">
      <style:text-properties fo:font-variant="normal" fo:text-transform="none" fo:color="#000000" style:font-name="Times New Roman" fo:font-size="18pt" fo:letter-spacing="normal" fo:font-style="normal" fo:font-weight="normal" officeooo:rsid="0087518e" style:font-size-asian="18pt" style:font-style-asian="normal" style:font-weight-asian="normal" style:font-name-complex="Times New Roman" style:font-size-complex="18pt"/>
    </style:style>
    <style:style style:name="T30" style:family="text">
      <style:text-properties fo:font-variant="normal" fo:text-transform="none" fo:color="#000000" style:font-name="Times New Roman" fo:font-size="18pt" fo:letter-spacing="normal" fo:font-style="normal" fo:font-weight="normal" officeooo:rsid="00a6ce75" style:font-size-asian="18pt" style:font-style-asian="normal" style:font-weight-asian="normal" style:font-name-complex="Times New Roman" style:font-size-complex="18pt"/>
    </style:style>
    <style:style style:name="T31" style:family="text">
      <style:text-properties fo:font-variant="normal" fo:text-transform="none" fo:color="#000000" style:font-name="Times New Roman" fo:font-size="18pt" fo:letter-spacing="normal" fo:font-style="normal" fo:font-weight="normal" officeooo:rsid="009731c9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T32" style:family="text">
      <style:text-properties fo:font-variant="normal" fo:text-transform="none" fo:color="#000000" style:font-name="Times New Roman" fo:font-size="18pt" fo:letter-spacing="normal" fo:language="en" fo:country="US" fo:font-style="normal" fo:font-weight="normal" officeooo:rsid="008a6c95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T33" style:family="text">
      <style:text-properties fo:font-variant="normal" fo:text-transform="none" fo:color="#000000" style:font-name="Times New Roman" fo:font-size="18pt" fo:letter-spacing="normal" fo:language="en" fo:country="US" fo:font-style="normal" fo:font-weight="normal" officeooo:rsid="0093c24d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T34" style:family="text">
      <style:text-properties fo:font-variant="normal" fo:text-transform="none" fo:color="#252525" style:font-name="sans-serif" fo:font-size="10pt" fo:letter-spacing="normal" fo:font-style="normal" fo:font-weight="bold" style:font-size-asian="10pt" style:font-style-asian="normal" style:font-weight-asian="bold" style:font-name-complex="sans-serif"/>
    </style:style>
    <style:style style:name="T35" style:family="text">
      <style:text-properties style:font-name="Liberation Serif" fo:font-size="15pt" fo:language="ru" fo:country="RU" style:font-size-asian="15pt" style:font-size-complex="15pt"/>
    </style:style>
    <style:style style:name="T36" style:family="text">
      <style:text-properties style:font-name="Liberation Serif" fo:font-size="15pt" fo:language="ru" fo:country="RU" officeooo:rsid="008f4982" style:font-size-asian="15pt" style:font-size-complex="15pt"/>
    </style:style>
    <style:style style:name="T37" style:family="text">
      <style:text-properties style:font-name="Liberation Serif" fo:font-size="15pt" fo:language="ru" fo:country="RU" officeooo:rsid="0090502c" style:font-size-asian="15pt" style:font-size-complex="15pt"/>
    </style:style>
    <style:style style:name="T38" style:family="text">
      <style:text-properties style:font-name="Liberation Serif" fo:font-size="15pt" fo:language="ru" fo:country="RU" officeooo:rsid="009a2074" style:font-size-asian="15pt" style:font-size-complex="15pt"/>
    </style:style>
    <style:style style:name="T39" style:family="text">
      <style:text-properties style:font-name="Liberation Serif" fo:font-size="15pt" fo:language="ru" fo:country="RU" officeooo:rsid="009d5dc2" style:font-size-asian="15pt" style:font-size-complex="15pt"/>
    </style:style>
    <style:style style:name="T40" style:family="text">
      <style:text-properties style:font-name="Liberation Serif" fo:font-size="15pt" fo:language="ru" fo:country="RU" officeooo:rsid="00a43efc" style:font-size-asian="15pt" style:font-size-complex="15pt"/>
    </style:style>
    <style:style style:name="T41" style:family="text">
      <style:text-properties style:font-name="Liberation Serif" fo:font-size="15pt" fo:language="en" fo:country="US" style:font-size-asian="15pt" style:font-size-complex="15pt"/>
    </style:style>
    <style:style style:name="T42" style:family="text">
      <style:text-properties style:font-name="Liberation Serif" fo:font-size="15pt" fo:language="en" fo:country="US" officeooo:rsid="008f4982" style:font-size-asian="15pt" style:font-size-complex="15pt"/>
    </style:style>
    <style:style style:name="T43" style:family="text">
      <style:text-properties style:font-name="Liberation Serif" fo:font-size="15pt" fo:language="en" fo:country="US" officeooo:rsid="00a43efc" style:font-size-asian="15pt" style:font-size-complex="15pt"/>
    </style:style>
    <style:style style:name="T44" style:family="text">
      <style:text-properties style:font-name="Liberation Serif" fo:font-size="15pt" fo:language="en" fo:country="US" fo:font-weight="bold" officeooo:rsid="008f4982" style:font-size-asian="15pt" style:font-weight-asian="bold" style:font-size-complex="15pt" style:font-weight-complex="bold"/>
    </style:style>
    <style:style style:name="T45" style:family="text">
      <style:text-properties style:text-outline="false" style:text-line-through-style="none" style:text-line-through-type="none" style:font-name="Liberation Serif" fo:font-size="15pt" fo:language="ru" fo:country="RU" fo:font-style="normal" fo:text-shadow="none" style:text-underline-style="none" fo:font-weight="normal" officeooo:rsid="008f4982" style:font-name-asian="NSimSun" style:font-size-asian="15pt" style:font-style-asian="normal" style:font-weight-asian="normal" style:font-name-complex="Liberation Mono" style:font-size-complex="15pt" style:text-emphasize="none"/>
    </style:style>
    <style:style style:name="T46" style:family="text">
      <style:text-properties officeooo:rsid="00961a16"/>
    </style:style>
    <style:style style:name="T47" style:family="text">
      <style:text-properties officeooo:rsid="0096ee62"/>
    </style:style>
    <style:style style:name="T48" style:family="text">
      <style:text-properties officeooo:rsid="009e5a76"/>
    </style:style>
    <style:style style:name="T49" style:family="text">
      <style:text-properties officeooo:rsid="009f74c1"/>
    </style:style>
    <style:style style:name="T50" style:family="text">
      <style:text-properties officeooo:rsid="00a43efc"/>
    </style:style>
    <style:style style:name="T51" style:family="text">
      <style:text-properties officeooo:rsid="00a5b342"/>
    </style:style>
    <style:style style:name="T5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4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6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3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8.6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анкт-Петербургский национальный исследовательский университет </text:p>
      <text:p text:style-name="P8"><text:span text:style-name="T34">информационных технологий, механики и оптики</text:span><text:span text:style-name="T21"><text:line-break/></text:span><text:span text:style-name="T34">(Университет ИТМО)</text:span><text:span text:style-name="T21"> </text:span><text:bookmark text:name="report_R98097615122270904"/></text:p>
      <text:p text:style-name="P3">Факультет программной инженерии и компьютерной техники</text:p>
      <text:p text:style-name="P11">Кафедра вычислительной техники</text:p>
      <text:p text:style-name="P4"/>
      <text:p text:style-name="P5"> </text:p>
      <text:p text:style-name="P5"> </text:p>
      <text:p text:style-name="P5"> </text:p>
      <text:p text:style-name="P5"> </text:p>
      <text:p text:style-name="P5"> </text:p>
      <text:p text:style-name="P9"><text:span text:style-name="T29">О</text:span><text:span text:style-name="T28">тчет по </text:span><text:span text:style-name="T30">полу</text:span><text:span text:style-name="T28">практике</text:span></text:p>
      <text:p text:style-name="P10"><text:span text:style-name="T31">«</text:span><text:span text:style-name="T32">OpenC</text:span><text:span text:style-name="T33">L</text:span><text:span text:style-name="T31">»</text:span></text:p>
      <text:p text:style-name="P12"> </text:p>
      <text:p text:style-name="P12"> </text:p>
      <text:p text:style-name="P12"> </text:p>
      <text:p text:style-name="P12"> </text:p>
      <text:p text:style-name="P12"> </text:p>
      <text:p text:style-name="P14"><text:span text:style-name="T21">Выполнил<text:line-break/>студент </text:span><text:span text:style-name="T26">2</text:span><text:span text:style-name="T21"> курса,<text:line-break/>группы </text:span><text:span text:style-name="T25">P3</text:span><text:span text:style-name="T27">2</text:span><text:span text:style-name="T25">00</text:span><text:span text:style-name="T21"><text:line-break/>Cапожников Борис Константинович</text:span></text:p>
      <text:p text:style-name="P13"><text:span text:style-name="T22">Р</text:span><text:span text:style-name="T21">уководител</text:span><text:span text:style-name="T23">ь</text:span><text:span text:style-name="T21">:</text:span></text:p>
      <text:p text:style-name="P13"><text:span text:style-name="T24">кандидат технических наук</text:span> <text:span text:style-name="T21"><text:line-break/></text:span><text:span text:style-name="T24">Перминов Илья Валентинович </text:span></text:p>
      <text:p text:style-name="P15"/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6"> </text:p>
      <text:p text:style-name="P7"> </text:p>
      <text:p text:style-name="P1"><text:span text:style-name="T19">Санкт-Петербург — 201</text:span><text:span text:style-name="T20">6</text:span></text:p>
      <text:list xml:id="list4574441317058824090" text:style-name="L81">
        <text:list-item>
          <text:p text:style-name="P46"><text:soft-page-break/>Реализация кернелов.</text:p>
        </text:list-item>
      </text:list>
      <text:p text:style-name="P30"/>
      <text:p text:style-name="P41">Первые три варианта кернела показались мне <text:span text:style-name="T47">довольно тривиальными.</text:span></text:p>
      <text:p text:style-name="P40"><draw:frame text:anchor-type="paragraph" draw:z-index="23" draw:style-name="gr2" draw:text-style-name="P57" svg:width="19.55cm" svg:height="13.376cm" svg:x="-1.356cm" svg:y="0.6cm"><draw:text-box><text:p text:style-name="P55"><text:span text:style-name="T53">__kernel</text:span><text:span text:style-name="T52"> </text:span><text:span text:style-name="T53">void</text:span><text:span text:style-name="T52"> MatrixMultiply0( </text:span><text:span text:style-name="T53">__global</text:span><text:span text:style-name="T52"> </text:span><text:span text:style-name="T53">float</text:span><text:span text:style-name="T52">* a, </text:span><text:span text:style-name="T53">__global</text:span><text:span text:style-name="T52"> </text:span><text:span text:style-name="T53">float</text:span><text:span text:style-name="T52">* b, </text:span><text:span text:style-name="T53">__global</text:span><text:span text:style-name="T52"> </text:span><text:span text:style-name="T53">float</text:span><text:span text:style-name="T52">* c, </text:span><text:span text:style-name="T53">int</text:span><text:span text:style-name="T52"> Wa, </text:span><text:span text:style-name="T53">int</text:span><text:span text:style-name="T52"> Wb) {</text:span></text:p><text:p text:style-name="P55"><text:span text:style-name="T52"><text:tab/></text:span><text:span text:style-name="T53">int</text:span><text:span text:style-name="T52"> row = get_global_id(0);</text:span></text:p><text:p text:style-name="P55"><text:span text:style-name="T52"><text:tab/></text:span><text:span text:style-name="T53">for</text:span><text:span text:style-name="T52"> (</text:span><text:span text:style-name="T53">int</text:span><text:span text:style-name="T52"> col = 0; col &lt; Wb; col++) </text:span></text:p><text:p text:style-name="P55"><text:span text:style-name="T52"><text:tab/></text:span><text:span text:style-name="T52">{</text:span></text:p><text:p text:style-name="P55"><text:span text:style-name="T52"><text:tab/></text:span><text:span text:style-name="T52"><text:tab/></text:span><text:span text:style-name="T53">float</text:span><text:span text:style-name="T52"> sum= 0.0f;</text:span></text:p><text:p text:style-name="P55"><text:span text:style-name="T52"><text:tab/></text:span><text:span text:style-name="T52"><text:tab/></text:span><text:span text:style-name="T53">for</text:span><text:span text:style-name="T52"> (</text:span><text:span text:style-name="T53">int</text:span><text:span text:style-name="T52"> i = 0; i &lt; Wa; i++) {</text:span></text:p><text:p text:style-name="P55"><text:span text:style-name="T52"><text:tab/></text:span><text:span text:style-name="T52"><text:tab/></text:span><text:span text:style-name="T52"><text:tab/></text:span><text:span text:style-name="T52">sum +=a[row*Wa + i] * b[i*Wb + col];</text:span></text:p><text:p text:style-name="P55"><text:span text:style-name="T52"><text:tab/></text:span><text:span text:style-name="T52"><text:tab/></text:span><text:span text:style-name="T52">}</text:span></text:p><text:p text:style-name="P55"><text:span text:style-name="T52"><text:tab/></text:span><text:span text:style-name="T52"><text:tab/></text:span><text:span text:style-name="T52">c[row*Wb + col] = sum;</text:span></text:p><text:p text:style-name="P55"><text:span text:style-name="T52"><text:tab/></text:span><text:span text:style-name="T52">}</text:span></text:p><text:p text:style-name="P55"><text:span text:style-name="T52">}</text:span></text:p><text:p text:style-name="P55"><text:span text:style-name="T52"/></text:p><text:p text:style-name="P55"><text:span text:style-name="T53">__kernel</text:span><text:span text:style-name="T52"> </text:span><text:span text:style-name="T53">void</text:span><text:span text:style-name="T52"> MatrixMultiply1(</text:span><text:span text:style-name="T53">__global</text:span><text:span text:style-name="T52"> </text:span><text:span text:style-name="T53">float</text:span><text:span text:style-name="T52">* a, </text:span><text:span text:style-name="T53">__global</text:span><text:span text:style-name="T52"> </text:span><text:span text:style-name="T53">float</text:span><text:span text:style-name="T52">* b, </text:span><text:span text:style-name="T53">__global</text:span><text:span text:style-name="T52"> </text:span><text:span text:style-name="T53">float</text:span><text:span text:style-name="T52">* c, </text:span><text:span text:style-name="T53">int</text:span><text:span text:style-name="T52"> Wa, </text:span><text:span text:style-name="T53">int</text:span><text:span text:style-name="T52"> Wb, </text:span><text:span text:style-name="T53">int</text:span><text:span text:style-name="T52"> La) {</text:span></text:p><text:p text:style-name="P55"><text:span text:style-name="T52"><text:tab/></text:span><text:span text:style-name="T53">int</text:span><text:span text:style-name="T52"> col = get_global_id(0);</text:span></text:p><text:p text:style-name="P55"><text:span text:style-name="T52"/></text:p><text:p text:style-name="P55"><text:span text:style-name="T52"><text:tab/></text:span><text:span text:style-name="T53">for</text:span><text:span text:style-name="T52"> (</text:span><text:span text:style-name="T53">int</text:span><text:span text:style-name="T52"> row = 0; row &lt; La; row++) </text:span></text:p><text:p text:style-name="P55"><text:span text:style-name="T52"><text:tab/></text:span><text:span text:style-name="T52">{</text:span></text:p><text:p text:style-name="P55"><text:span text:style-name="T52"><text:tab/></text:span><text:span text:style-name="T52"><text:tab/></text:span><text:span text:style-name="T53">float</text:span><text:span text:style-name="T52"> sum = 0.0f;</text:span></text:p><text:p text:style-name="P55"><text:span text:style-name="T52"><text:tab/></text:span><text:span text:style-name="T52"><text:tab/></text:span><text:span text:style-name="T53">for</text:span><text:span text:style-name="T52"> (</text:span><text:span text:style-name="T53">int</text:span><text:span text:style-name="T52"> i = 0; i &lt; Wa; i++) {</text:span></text:p><text:p text:style-name="P55"><text:span text:style-name="T52"><text:tab/></text:span><text:span text:style-name="T52"><text:tab/></text:span><text:span text:style-name="T52"><text:tab/></text:span><text:span text:style-name="T52">sum +=a[row*Wa + i] * b[i*Wb + col];</text:span></text:p><text:p text:style-name="P55"><text:span text:style-name="T52"><text:tab/></text:span><text:span text:style-name="T52"><text:tab/></text:span><text:span text:style-name="T52">} </text:span></text:p><text:p text:style-name="P55"><text:span text:style-name="T52"><text:tab/></text:span><text:span text:style-name="T52"><text:tab/></text:span><text:span text:style-name="T52">c[row*Wb + col] = sum;</text:span></text:p><text:p text:style-name="P55"><text:span text:style-name="T52"><text:tab/></text:span><text:span text:style-name="T52">}</text:span></text:p><text:p text:style-name="P55"><text:span text:style-name="T52">}</text:span></text:p><text:p text:style-name="P55"><text:span text:style-name="T53">__kernel</text:span><text:span text:style-name="T52"> </text:span><text:span text:style-name="T53">void</text:span><text:span text:style-name="T52"> MatrixMultiply2( </text:span><text:span text:style-name="T53">__global</text:span><text:span text:style-name="T52"> </text:span><text:span text:style-name="T53">float</text:span><text:span text:style-name="T52">* a, </text:span><text:span text:style-name="T53">__global</text:span><text:span text:style-name="T52"> </text:span><text:span text:style-name="T53">float</text:span><text:span text:style-name="T52">* b, </text:span><text:span text:style-name="T53">__global</text:span><text:span text:style-name="T52"> </text:span><text:span text:style-name="T53">float</text:span><text:span text:style-name="T52">* c, </text:span><text:span text:style-name="T53">int</text:span><text:span text:style-name="T52"> Wa, </text:span><text:span text:style-name="T53">int</text:span><text:span text:style-name="T52"> Wb) {</text:span></text:p><text:p text:style-name="P55"><text:span text:style-name="T52"><text:tab/></text:span><text:span text:style-name="T53">int</text:span><text:span text:style-name="T52"> row = get_global_id(0);</text:span></text:p><text:p text:style-name="P55"><text:span text:style-name="T52"><text:tab/></text:span><text:span text:style-name="T53">int</text:span><text:span text:style-name="T52"> col = get_global_id(1);</text:span></text:p><text:p text:style-name="P55"><text:span text:style-name="T52"><text:tab/></text:span><text:span text:style-name="T53">float</text:span><text:span text:style-name="T52"> sum = 0.0f;</text:span></text:p><text:p text:style-name="P55"><text:span text:style-name="T52"><text:tab/></text:span><text:span text:style-name="T53">for</text:span><text:span text:style-name="T52"> (</text:span><text:span text:style-name="T53">int</text:span><text:span text:style-name="T52"> i = 0; i &lt; Wa; i++) {</text:span></text:p><text:p text:style-name="P55"><text:span text:style-name="T52"><text:tab/></text:span><text:span text:style-name="T52"><text:tab/></text:span><text:span text:style-name="T52">sum += a[row*Wa + i] * b[i*Wb + col];</text:span></text:p><text:p text:style-name="P55"><text:span text:style-name="T52"><text:tab/></text:span><text:span text:style-name="T52">}</text:span></text:p><text:p text:style-name="P55"><text:span text:style-name="T52"><text:tab/></text:span><text:span text:style-name="T52">c[row*Wb + col] = sum;</text:span></text:p><text:p text:style-name="P55"><text:span text:style-name="T52">}</text:span></text:p></draw:text-box></draw:frame></text:p>
      <text:p text:style-name="P40"/>
      <text:p text:style-name="P40"/>
      <text:p text:style-name="P40"/>
      <text:p text:style-name="P40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8"/>
      <text:p text:style-name="P34"/>
      <text:p text:style-name="P34"><text:span text:style-name="T14">А вот четвертый вызвал некоторые затруднения. </text:span><text:span text:style-name="T46">Сначала я реализовал его самым очевидным способом, с помощью цикла </text:span><text:span text:style-name="T3">f</text:span><text:span text:style-name="T2">or, </text:span><text:span text:style-name="T7">таким образом, </text:span><text:span text:style-name="T18">что</text:span><text:span text:style-name="T7"> </text:span><text:span text:style-name="T8">каждый запуск кернела</text:span><text:span text:style-name="T18"> </text:span><text:span text:style-name="T10">прибавляет </text:span><text:span text:style-name="T14">к каждому элементу итоговой матрицы </text:span><text:span text:style-name="T10">очередное слагаемое.</text:span></text:p>
      <text:p text:style-name="P22"><draw:frame text:anchor-type="char" draw:z-index="11" draw:style-name="gr1" draw:text-style-name="P56" svg:width="19.501cm" svg:height="6.296cm" svg:x="-0.956cm" svg:y="0.039cm"><draw:text-box><text:p text:style-name="P55"><text:span text:style-name="T52"/></text:p><text:p text:style-name="P55"><text:span text:style-name="T52"><text:s text:c="3"/></text:span><text:span text:style-name="T53">size_t</text:span><text:span text:style-name="T52"> global_work_size3[2] = { row1, col2 };</text:span></text:p><text:p text:style-name="P55"><text:span text:style-name="T52"><text:s text:c="3"/></text:span><text:span text:style-name="T53">for</text:span><text:span text:style-name="T52"> (</text:span><text:span text:style-name="T53">int</text:span><text:span text:style-name="T52"> i = 0; i &lt; col1; i++)</text:span></text:p><text:p text:style-name="P55"><text:span text:style-name="T52"><text:s text:c="3"/></text:span><text:span text:style-name="T52">{</text:span></text:p><text:p text:style-name="P55"><text:span text:style-name="T52"><text:s text:c="3"/></text:span><text:span text:style-name="T52">ret = </text:span><text:span text:style-name="T53">clSetKernelArg</text:span><text:span text:style-name="T52">(kernels[3], 5, </text:span><text:span text:style-name="T53">sizeof</text:span><text:span text:style-name="T52">(</text:span><text:span text:style-name="T53">cl_int</text:span><text:span text:style-name="T52">), (</text:span><text:span text:style-name="T53">void</text:span><text:span text:style-name="T52"> *)&amp;i);</text:span></text:p><text:p text:style-name="P55"><text:span text:style-name="T52"><text:s text:c="3"/></text:span><text:span text:style-name="T52">ret = </text:span><text:span text:style-name="T53">clEnqueueNDRangeKernel</text:span><text:span text:style-name="T52">(command_queue, kernels[3], 2, </text:span><text:span text:style-name="T54">NULL</text:span><text:span text:style-name="T52">, global_work_size3, </text:span><text:span text:style-name="T54">NULL</text:span><text:span text:style-name="T52">, 0, </text:span><text:span text:style-name="T54">NULL</text:span><text:span text:style-name="T52">, </text:span><text:span text:style-name="T54">NULL</text:span><text:span text:style-name="T52">);</text:span></text:p><text:p text:style-name="P55"><text:span text:style-name="T52"><text:s text:c="3"/></text:span><text:span text:style-name="T52">}</text:span></text:p><text:p text:style-name="P55"><text:span text:style-name="T52"/></text:p><text:p text:style-name="P55"><text:span text:style-name="T52"/></text:p><text:p text:style-name="P55"><text:span text:style-name="T52">__kernel </text:span><text:span text:style-name="T53">void</text:span><text:span text:style-name="T52"> MatrixMultiply3( __global </text:span><text:span text:style-name="T53">float</text:span><text:span text:style-name="T52">* a, __global </text:span><text:span text:style-name="T53">float</text:span><text:span text:style-name="T52">* b, __global </text:span><text:span text:style-name="T53">float</text:span><text:span text:style-name="T52">* c, </text:span><text:span text:style-name="T53">int</text:span><text:span text:style-name="T52"> Wa, </text:span><text:span text:style-name="T52"><text:tab/></text:span><text:span text:style-name="T52"><text:tab/></text:span><text:span text:style-name="T53">int</text:span><text:span text:style-name="T52"> Wb, </text:span><text:span text:style-name="T53">int</text:span><text:span text:style-name="T52"> ray) {</text:span></text:p><text:p text:style-name="P55"><text:span text:style-name="T52"><text:tab/></text:span><text:span text:style-name="T52"><text:tab/></text:span><text:span text:style-name="T53">int</text:span><text:span text:style-name="T52"> row = get_global_id(0);</text:span></text:p><text:p text:style-name="P55"><text:span text:style-name="T52"><text:tab/></text:span><text:span text:style-name="T52"><text:tab/></text:span><text:span text:style-name="T53">int</text:span><text:span text:style-name="T52"> col = get_global_id(1); </text:span></text:p><text:p text:style-name="P55"><text:span text:style-name="T52"><text:tab/></text:span><text:span text:style-name="T52"><text:tab/></text:span><text:span text:style-name="T52">c[row*Wb + col] += a[row*Wa + ray] * b[ray*Wb + col];</text:span></text:p><text:p text:style-name="P55"><text:span text:style-name="T52"><text:tab/></text:span><text:span text:style-name="T52">}</text:span></text:p></draw:text-box></draw:frame></text:p>
      <text:p text:style-name="P21"/>
      <text:p text:style-name="P48"/>
      <text:p text:style-name="P20"/>
      <text:p text:style-name="P20"/>
      <text:p text:style-name="P20"/>
      <text:p text:style-name="P20"/>
      <text:p text:style-name="P16"/>
      <text:p text:style-name="P16"/>
      <text:p text:style-name="P16"/>
      <text:p text:style-name="P32"/>
      <text:p text:style-name="P32"/>
      <text:p text:style-name="P33"><text:soft-page-break/>Данный алгоритм показался мне недостаточно эффективным из-за <text:span text:style-name="T49">большого количества вызовов кернела</text:span>, <text:span text:style-name="T50">и</text:span> п<text:span text:style-name="T9">роизводительность показалась мне <text:s/>недостаточной, </text:span><text:span text:style-name="T15">поэтому</text:span><text:span text:style-name="T9"> я стал искать способ как </text:span><text:span text:style-name="T13">обойтись одним </text:span><text:span text:style-name="T9">вызов</text:span><text:span text:style-name="T13">ом</text:span><text:span text:style-name="T9"> кернела. Как альтернативу я решил </text:span><text:span text:style-name="T6">создать метод использующий</text:span><text:span text:style-name="T9"> </text:span><text:span text:style-name="T5">Atomic-</text:span><text:span text:style-name="T6">переменну</text:span><text:span text:style-name="T15">ю. </text:span><text:span text:style-name="T11">Я разбил все </text:span><text:span text:style-name="T4">work-item'</text:span><text:span text:style-name="T11">ы на </text:span><text:span text:style-name="T4">work-group'</text:span><text:span text:style-name="T11">ы так, чтобы одна </text:span><text:span text:style-name="T4">work-group'</text:span><text:span text:style-name="T11">а была ответственная за один элемент в итоговой матрице, а каждый </text:span><text:span text:style-name="T4">work-item </text:span><text:span text:style-name="T11">внутри <text:s/></text:span><text:span text:style-name="T4">work-group'</text:span><text:span text:style-name="T11">ы отвечает за свое сл</text:span><text:span text:style-name="T17">а</text:span><text:span text:style-name="T11">гаемое. Сумма накапливается в локальной Atomi</text:span><text:span text:style-name="T4">c-</text:span><text:span text:style-name="T11">переменной.</text:span></text:p>
      <text:p text:style-name="P42"/>
      <text:p text:style-name="P49">Сам кернел выглядит так:</text:p>
      <text:p text:style-name="P17"><draw:frame text:anchor-type="char" draw:z-index="24" draw:style-name="gr3" draw:text-style-name="P56" svg:width="19.012cm" svg:height="5.509cm" svg:x="-0.653cm" svg:y="0.365cm"><draw:text-box><text:p text:style-name="P55"><text:span text:style-name="T53">__kernel</text:span><text:span text:style-name="T52"> </text:span><text:span text:style-name="T53">void</text:span><text:span text:style-name="T52"> MatrixMultiply3(</text:span><text:span text:style-name="T53">__global</text:span><text:span text:style-name="T52"> </text:span><text:span text:style-name="T53">float</text:span><text:span text:style-name="T52">* a, </text:span><text:span text:style-name="T53">__global</text:span><text:span text:style-name="T52"> </text:span><text:span text:style-name="T53">float</text:span><text:span text:style-name="T52">* b, </text:span><text:span text:style-name="T53">__global</text:span><text:span text:style-name="T52"> </text:span><text:span text:style-name="T53">float</text:span><text:span text:style-name="T52">* c, </text:span><text:span text:style-name="T53">int</text:span><text:span text:style-name="T52"> Wa, </text:span><text:span text:style-name="T53">int</text:span><text:span text:style-name="T52"> Wb) {</text:span></text:p><text:p text:style-name="P55"><text:span text:style-name="T52"><text:tab/></text:span><text:span text:style-name="T53">int</text:span><text:span text:style-name="T52"> row = get_global_id(0);</text:span></text:p><text:p text:style-name="P55"><text:span text:style-name="T52"><text:tab/></text:span><text:span text:style-name="T53">int</text:span><text:span text:style-name="T52"> col = get_global_id(1);</text:span></text:p><text:p text:style-name="P55"><text:span text:style-name="T52"><text:tab/></text:span><text:span text:style-name="T53">int</text:span><text:span text:style-name="T52"> ray = get_global_id(2);</text:span></text:p><text:p text:style-name="P55"><text:span text:style-name="T52"><text:tab/></text:span><text:span text:style-name="T52">local </text:span><text:span text:style-name="T53">float</text:span><text:span text:style-name="T52"> *value;</text:span></text:p><text:p text:style-name="P55"><text:span text:style-name="T52"><text:tab/></text:span><text:span text:style-name="T52">*value = 0.0f;</text:span></text:p><text:p text:style-name="P55"><text:span text:style-name="T52"><text:tab/></text:span><text:span text:style-name="T53">float</text:span><text:span text:style-name="T52"> res = a[row*Wa + ray] * b[ray*Wb + col];</text:span></text:p><text:p text:style-name="P55"><text:span text:style-name="T52"/></text:p><text:p text:style-name="P55"><text:span text:style-name="T52"><text:tab/></text:span><text:span text:style-name="T52">AtomicAdd(value, res);</text:span></text:p><text:p text:style-name="P55"><text:span text:style-name="T52"><text:tab/></text:span><text:span text:style-name="T53">barrier</text:span><text:span text:style-name="T52">(CLK_LOCAL_MEM_FENCE);</text:span></text:p><text:p text:style-name="P55"><text:span text:style-name="T52"><text:tab/></text:span><text:span text:style-name="T52">c[row*Wb + col] += *value;</text:span></text:p><text:p text:style-name="P55"><text:span text:style-name="T52">}</text:span></text:p><text:p text:style-name="P55"><text:span text:style-name="T52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5"><text:span text:style-name="T40">Где AtomicAdd — функция, которая увеличивает Atomic Flo</text:span><text:span text:style-name="T43">at</text:span><text:span text:style-name="T40"> переменную на значение, передаваемое вторым параметром.</text:span><text:span text:style-name="T43"> </text:span><text:span text:style-name="T36">Но из-за того, что один из мои </text:span><text:span text:style-name="T37">«</text:span><text:span text:style-name="T36">девайсов» (</text:span><text:span text:style-name="T45">Nvidia GeForce GT 730M</text:span><text:span text:style-name="T36">) имеет </text:span><text:span text:style-name="T42">NDRange = (1024, 1024, </text:span><text:span text:style-name="T44">64</text:span><text:span text:style-name="T42">), </text:span><text:span text:style-name="T37">а числа которыми мне приходится оперировать в разы больше значения 64,</text:span><text:span text:style-name="T42"> </text:span><text:span text:style-name="T36">то пришлось все-таки разбивать мой кернел </text:span><text:span text:style-name="T37">на части </text:span><text:span text:style-name="T36">и исполнять их по отдельности. </text:span><text:span text:style-name="T40">Но все же, я добился сокращения числа запусков кернелов в разы.</text:span></text:p>
      <text:p text:style-name="P17"/>
      <text:p text:style-name="P28">Таким образом, код исполнения кернела выглядит следующим образом:</text:p>
      <text:p text:style-name="P27"><draw:frame text:anchor-type="char" draw:z-index="25" draw:style-name="gr4" draw:text-style-name="P56" svg:width="19.105cm" svg:height="8.656cm" svg:x="-0.718cm" svg:y="0.215cm"><draw:text-box><text:p text:style-name="P55"><text:span text:style-name="T52"/></text:p><text:p text:style-name="P55"><text:span text:style-name="T52"><text:s text:c="3"/></text:span><text:span text:style-name="T53">int</text:span><text:span text:style-name="T52"> num_of_iter[3] = { </text:span><text:span text:style-name="T53">ceil</text:span><text:span text:style-name="T52">((</text:span><text:span text:style-name="T53">float</text:span><text:span text:style-name="T52">)row1/ (</text:span><text:span text:style-name="T53">float</text:span><text:span text:style-name="T52">)NDRange[0]), </text:span><text:span text:style-name="T53">ceil</text:span><text:span text:style-name="T52">((</text:span><text:span text:style-name="T53">float</text:span><text:span text:style-name="T52">)col2 / (</text:span><text:span text:style-name="T53">float</text:span><text:span text:style-name="T52">)NDRange[1]), </text:span><text:span text:style-name="T53">ceil</text:span><text:span text:style-name="T52">((</text:span><text:span text:style-name="T53">float</text:span><text:span text:style-name="T52">)col1 / (</text:span><text:span text:style-name="T53">float</text:span><text:span text:style-name="T52">)NDRange[2])};</text:span></text:p><text:p text:style-name="P55"><text:span text:style-name="T52"><text:s text:c="3"/></text:span><text:span text:style-name="T53">size_t</text:span><text:span text:style-name="T52"> global_work_size3[3];</text:span></text:p><text:p text:style-name="P55"><text:span text:style-name="T52"><text:s text:c="3"/></text:span><text:span text:style-name="T53">size_t</text:span><text:span text:style-name="T52"> local_work_size3[3] = { 1, 1, col1 };</text:span></text:p><text:p text:style-name="P55"><text:span text:style-name="T52"/></text:p><text:p text:style-name="P55"><text:span text:style-name="T52"><text:s text:c="3"/></text:span><text:span text:style-name="T53">for</text:span><text:span text:style-name="T52"> (</text:span><text:span text:style-name="T53">int</text:span><text:span text:style-name="T52"> i = 0; i &lt; num_of_iter[0]; i++)</text:span></text:p><text:p text:style-name="P55"><text:span text:style-name="T52"><text:s text:c="3"/></text:span><text:span text:style-name="T52">{</text:span></text:p><text:p text:style-name="P55"><text:span text:style-name="T52"><text:s text:c="6"/></text:span><text:span text:style-name="T52"><text:tab/></text:span><text:span text:style-name="T53">for</text:span><text:span text:style-name="T52"> (</text:span><text:span text:style-name="T53">int</text:span><text:span text:style-name="T52"> j = 0; j &lt; num_of_iter[1]; j++)</text:span></text:p><text:p text:style-name="P55"><text:span text:style-name="T52"><text:tab/></text:span><text:span text:style-name="T52">{</text:span></text:p><text:p text:style-name="P55"><text:span text:style-name="T52"><text:tab/></text:span><text:span text:style-name="T52"> <text:s text:c="2"/></text:span><text:span text:style-name="T53">for</text:span><text:span text:style-name="T52"> (</text:span><text:span text:style-name="T53">int</text:span><text:span text:style-name="T52"> k = 0; k &lt; num_of_iter[2]; k++)</text:span></text:p><text:p text:style-name="P55"><text:span text:style-name="T52"><text:tab/></text:span><text:span text:style-name="T52"> <text:s text:c="2"/></text:span><text:span text:style-name="T52">{</text:span></text:p><text:p text:style-name="P55"><text:span text:style-name="T52"><text:tab/></text:span><text:span text:style-name="T52"><text:tab/></text:span><text:span text:style-name="T53">size_t</text:span><text:span text:style-name="T52"> global_work_offset3[3] = { i*NDRange[0], j*NDRange[1],k*NDRange[2] };</text:span></text:p><text:p text:style-name="P55"><text:span text:style-name="T52"><text:tab/></text:span><text:span text:style-name="T52"><text:tab/></text:span><text:span text:style-name="T52">global_work_size3[0] = (i != num_of_iter[0] - 1) ? NDRange[0] : row1 - NDRange[0] * i;</text:span></text:p><text:p text:style-name="P55"><text:span text:style-name="T52"><text:tab/></text:span><text:span text:style-name="T52"><text:tab/></text:span><text:span text:style-name="T52">global_work_size3[1] = (j != num_of_iter[1] - 1) ? NDRange[1] : col2 - NDRange[1] * j;</text:span></text:p><text:p text:style-name="P55"><text:span text:style-name="T52"><text:tab/></text:span><text:span text:style-name="T52"><text:tab/></text:span><text:span text:style-name="T52">global_work_size3[2] = (k != num_of_iter[2] - 1) ? NDRange[2] : col1 - NDRange[2] * k;</text:span></text:p><text:p text:style-name="P55"><text:span text:style-name="T52"><text:tab/></text:span><text:span text:style-name="T52"><text:tab/></text:span><text:span text:style-name="T52">local_work_size3[2] = global_work_size3[2];</text:span></text:p><text:p text:style-name="P55"><text:span text:style-name="T52"><text:tab/></text:span><text:span text:style-name="T52"><text:tab/></text:span><text:span text:style-name="T52">ret = </text:span><text:span text:style-name="T53">clEnqueueNDRangeKernel</text:span><text:span text:style-name="T52">(command_queue, kernels[3], 3, global_work_offset3, 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global_work_size3, local_work_size3, 0, </text:span><text:span text:style-name="T54">NULL</text:span><text:span text:style-name="T52">, </text:span><text:span text:style-name="T54">NULL</text:span><text:span text:style-name="T52">));</text:span></text:p><text:p text:style-name="P55"><text:span text:style-name="T52"><text:tab/></text:span><text:span text:style-name="T52"> <text:s text:c="2"/></text:span><text:span text:style-name="T52">}</text:span></text:p><text:p text:style-name="P55"><text:span text:style-name="T52"><text:tab/></text:span><text:span text:style-name="T52">}</text:span></text:p><text:p text:style-name="P55"><text:span text:style-name="T52"><text:s text:c="3"/></text:span><text:span text:style-name="T52">}</text:span></text:p></draw:text-box></draw:frame></text:p>
      <text:p text:style-name="P27"/>
      <text:p text:style-name="P27"/>
      <text:p text:style-name="P3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8"><text:soft-page-break/><text:s/><text:span text:style-name="T6">Где </text:span>NDRange <text:span text:style-name="T51">— </text:span><text:span text:style-name="T11">это</text:span> массив, <text:span text:style-name="T6">в котором хран</text:span><text:span text:style-name="T11">я</text:span><text:span text:style-name="T6">тся </text:span><text:span text:style-name="T11">числа, обозначающие </text:span><text:span text:style-name="T16">максимально</text:span><text:span text:style-name="T11"> возможные количеств</text:span><text:span text:style-name="T15">а</text:span><text:span text:style-name="T11"> </text:span><text:span text:style-name="T48">work-item'</text:span><text:span text:style-name="T11">ов в каждом из</text:span><text:span text:style-name="T48"> измерени</text:span><text:span text:style-name="T11">й </text:span><text:span text:style-name="T48">(dimension), </text:span><text:span text:style-name="T15">для девайса, выбранного пользователем.</text:span></text:p>
      <text:p text:style-name="P36"/>
      <text:p text:style-name="P31"><text:span text:style-name="T12">Посмотрев на результаты профилирования, </text:span><text:span text:style-name="T6">можно заметить, </text:span><text:span text:style-name="T12">что производительность второго алгоритма, как ни странно,</text:span><text:span text:style-name="T6"> оказал</text:span><text:span text:style-name="T12">а</text:span><text:span text:style-name="T6">сь еще хуже, чем </text:span><text:span text:style-name="T12">та</text:span><text:span text:style-name="T6">, котор</text:span><text:span text:style-name="T12">ую</text:span><text:span text:style-name="T6"> </text:span><text:span text:style-name="T12">показал</text:span><text:span text:style-name="T6"> первый </text:span><text:span text:style-name="T12">алгоритм</text:span><text:span text:style-name="T6">.</text:span></text:p>
      <text:p text:style-name="P29"/>
      <text:list xml:id="list8022688487589616298" text:style-name="L82">
        <text:list-header>
          <text:p text:style-name="P47">2. Профилирование.</text:p>
        </text:list-header>
      </text:list>
      <text:p text:style-name="P23"/>
      <text:list xml:id="list13152228180550" text:continue-numbering="true" text:style-name="L82">
        <text:list-item>
          <text:list>
            <text:list-item>
              <text:p text:style-name="P47">Использование цикла <text:span text:style-name="T1">for.</text:span></text:p>
            </text:list-item>
          </text:list>
        </text:list-item>
      </text:list>
      <text:p text:style-name="P19"><draw:frame draw:style-name="fr1" draw:name="Объект12" text:anchor-type="paragraph" svg:y="0.079cm" svg:width="16.041cm" svg:height="8.916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Объект13" text:anchor-type="paragraph" svg:width="16.058cm" svg:height="8.467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Объект14" text:anchor-type="paragraph" svg:x="0.993cm" svg:y="0.051cm" svg:width="16.013cm" svg:height="8.493cm" draw:z-index="14"><draw:object xlink:href="./Object 14" xlink:type="simple" xlink:show="embed" xlink:actuate="onLoad"/><draw:image xlink:href="./ObjectReplacements/Object 14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Объект15" text:anchor-type="paragraph" svg:y="-0.226cm" svg:width="16cm" svg:height="8.44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Объект16" text:anchor-type="paragraph" svg:y="0.079cm" svg:width="16.013cm" svg:height="8.44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Объект17" text:anchor-type="paragraph" svg:width="16cm" svg:height="8.44cm" draw:z-index="17"><draw:object xlink:href="./Object 17" xlink:type="simple" xlink:show="embed" xlink:actuate="onLoad"/><draw:image xlink:href="./ObjectReplacements/Object 17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Объект18" text:anchor-type="paragraph" svg:x="1cm" svg:y="0.222cm" svg:width="16cm" svg:height="8.44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Объект19" text:anchor-type="paragraph" svg:x="1cm" svg:y="0.06cm" svg:width="16cm" svg:height="8.44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/>
      <text:p text:style-name="P24"><draw:frame draw:style-name="fr3" draw:name="Объект20" text:anchor-type="paragraph" svg:x="1cm" svg:y="-0.307cm" svg:width="16cm" svg:height="8.44cm" draw:z-index="20"><draw:object xlink:href="./Object 20" xlink:type="simple" xlink:show="embed" xlink:actuate="onLoad"/><draw:image xlink:href="./ObjectReplacements/Object 20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3" draw:name="Объект21" text:anchor-type="paragraph" svg:x="1cm" svg:y="0.279cm" svg:width="16cm" svg:height="8.44cm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3" draw:name="Объект22" text:anchor-type="paragraph" svg:x="1cm" svg:y="0.032cm" svg:width="16cm" svg:height="8.44cm" draw:z-index="22"><draw:object xlink:href="./Object 22" xlink:type="simple" xlink:show="embed" xlink:actuate="onLoad"/><draw:image xlink:href="./ObjectReplacements/Object 22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/>
      <text:list xml:id="list13152260188189" text:continue-numbering="true" text:style-name="L82">
        <text:list-item>
          <text:p text:style-name="P47"><text:soft-page-break/><text:span text:style-name="T6">Использование Atomic-</text:span><text:span text:style-name="T11">переменной.</text:span></text:p>
        </text:list-item>
      </text:list>
      <text:p text:style-name="P16"><draw:frame draw:style-name="fr3" draw:name="Объект1" text:anchor-type="paragraph" svg:x="1.057cm" svg:y="0.032cm" svg:width="16.041cm" svg:height="8.916cm" draw:z-index="0"><draw:object xlink:href="./Object 1" xlink:type="simple" xlink:show="embed" xlink:actuate="onLoad"/><draw:image xlink:href="./ObjectReplacements/Object 1" xlink:type="simple" xlink:show="embed" xlink:actuate="onLoad"/><svg:desc>диаграмма</svg:desc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Объект2" text:anchor-type="paragraph" svg:x="1cm" svg:y="0.025cm" svg:width="16.058cm" svg:height="8.467cm" draw:z-index="1"><draw:object xlink:href="./Object 2" xlink:type="simple" xlink:show="embed" xlink:actuate="onLoad"/><draw:image xlink:href="./ObjectReplacements/Object 2" xlink:type="simple" xlink:show="embed" xlink:actuate="onLoad"/><svg:desc>диаграмма</svg:desc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Объект3" text:anchor-type="paragraph" svg:x="0.988cm" svg:y="0.173cm" svg:width="16.013cm" svg:height="8.493cm" draw:z-index="2"><draw:object xlink:href="./Object 3" xlink:type="simple" xlink:show="embed" xlink:actuate="onLoad"/><draw:image xlink:href="./ObjectReplacements/Object 3" xlink:type="simple" xlink:show="embed" xlink:actuate="onLoad"/><svg:desc>диаграмма</svg:desc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Объект4" text:anchor-type="paragraph" svg:y="-0.258cm" svg:width="16cm" svg:height="8.44cm" draw:z-index="3"><draw:object xlink:href="./Object 4" xlink:type="simple" xlink:show="embed" xlink:actuate="onLoad"/><draw:image xlink:href="./ObjectReplacements/Object 4" xlink:type="simple" xlink:show="embed" xlink:actuate="onLoad"/><svg:desc>диаграмма</svg:desc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Объект5" text:anchor-type="paragraph" svg:y="0.25cm" svg:width="16.013cm" svg:height="8.44cm" draw:z-index="4"><draw:object xlink:href="./Object 5" xlink:type="simple" xlink:show="embed" xlink:actuate="onLoad"/><draw:image xlink:href="./ObjectReplacements/Object 5" xlink:type="simple" xlink:show="embed" xlink:actuate="onLoad"/><svg:desc>диаграмма</svg:desc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Объект6" text:anchor-type="paragraph" svg:y="0.118cm" svg:width="16cm" svg:height="8.44cm" draw:z-index="5"><draw:object xlink:href="./Object 6" xlink:type="simple" xlink:show="embed" xlink:actuate="onLoad"/><draw:image xlink:href="./ObjectReplacements/Object 6" xlink:type="simple" xlink:show="embed" xlink:actuate="onLoad"/><svg:desc>диаграмма</svg:desc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Объект7" text:anchor-type="paragraph" svg:y="-0.192cm" svg:width="16cm" svg:height="8.44cm" draw:z-index="6"><draw:object xlink:href="./Object 7" xlink:type="simple" xlink:show="embed" xlink:actuate="onLoad"/><draw:image xlink:href="./ObjectReplacements/Object 7" xlink:type="simple" xlink:show="embed" xlink:actuate="onLoad"/><svg:desc>диаграмма</svg:desc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Объект8" text:anchor-type="paragraph" svg:y="0.372cm" svg:width="16cm" svg:height="8.44cm" draw:z-index="7"><draw:object xlink:href="./Object 8" xlink:type="simple" xlink:show="embed" xlink:actuate="onLoad"/><draw:image xlink:href="./ObjectReplacements/Object 8" xlink:type="simple" xlink:show="embed" xlink:actuate="onLoad"/><svg:desc>диаграмма</svg:desc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Объект9" text:anchor-type="paragraph" svg:y="0.243cm" svg:width="16cm" svg:height="8.44cm" draw:z-index="8"><draw:object xlink:href="./Object 9" xlink:type="simple" xlink:show="embed" xlink:actuate="onLoad"/><draw:image xlink:href="./ObjectReplacements/Object 9" xlink:type="simple" xlink:show="embed" xlink:actuate="onLoad"/><svg:desc>диаграмма</svg:desc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Объект10" text:anchor-type="paragraph" svg:y="-0.335cm" svg:width="16cm" svg:height="8.44cm" draw:z-index="9"><draw:object xlink:href="./Object 10" xlink:type="simple" xlink:show="embed" xlink:actuate="onLoad"/><draw:image xlink:href="./ObjectReplacements/Object 10" xlink:type="simple" xlink:show="embed" xlink:actuate="onLoad"/><svg:desc>диаграмма</svg:desc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Объект11" text:anchor-type="paragraph" svg:y="0.429cm" svg:width="16cm" svg:height="8.44cm" draw:z-index="10"><draw:object xlink:href="./Object 11" xlink:type="simple" xlink:show="embed" xlink:actuate="onLoad"/><draw:image xlink:href="./ObjectReplacements/Object 11" xlink:type="simple" xlink:show="embed" xlink:actuate="onLoad"/><svg:desc>диаграмма</svg:desc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5"/>
      <text:p text:style-name="P39"/>
      <text:list xml:id="list13152308173076" text:continue-numbering="true" text:style-name="L82">
        <text:list-item>
          <text:p text:style-name="P51">Выводы</text:p>
          <text:list>
            <text:list-header>
              <text:p text:style-name="P52"/>
            </text:list-header>
            <text:list-item>
              <text:p text:style-name="P53"><text:span text:style-name="T38">Самыми эффективными по производительности оказались кернелы 2 и 3. При том, третий кернел показал лучшие результаты при </text:span><text:span text:style-name="T39">меньших</text:span><text:span text:style-name="T38"> значениях, когда как при больших значениях </text:span><text:span text:style-name="T39">более э</text:span><text:span text:style-name="T38">ффективн</text:span><text:span text:style-name="T39">ым </text:span><text:span text:style-name="T38">оказался </text:span><text:span text:style-name="T39">второй </text:span><text:span text:style-name="T38">кернел.</text:span></text:p>
              <text:p text:style-name="P54"/>
            </text:list-item>
            <text:list-item>
              <text:p text:style-name="P54"><text:span text:style-name="T38">С</text:span><text:span text:style-name="T35">реди двух вариантов реализации четвертого кернела, самым эффективным оказался метод с использованием цикла, а не с применением </text:span><text:span text:style-name="T41">Atomic-</text:span><text:span text:style-name="T35">переменной.</text:span></text:p>
              <text:p text:style-name="P50"/>
            </text:list-item>
          </text:list>
        </text:list-item>
      </text:list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/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5pt" style:font-size-asian="13.1000003814697pt" style:font-size-complex="1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3:02:08.911000000</meta:creation-date>
    <meta:generator>LibreOffice/4.3.5.2$Windows_x86 LibreOffice_project/3a87456aaa6a95c63eea1c1b3201acedf0751bd5</meta:generator>
    <dc:date>2016-07-24T01:31:51.171000000</dc:date>
    <meta:editing-duration>P2DT13H23M41S</meta:editing-duration>
    <meta:editing-cycles>147</meta:editing-cycles>
    <meta:print-date>2016-03-24T04:01:28.427000000</meta:print-date>
    <meta:document-statistic meta:table-count="0" meta:image-count="0" meta:object-count="22" meta:page-count="11" meta:paragraph-count="43" meta:word-count="332" meta:character-count="2586" meta:non-whitespace-character-count="22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4cm" svg:height="8.916cm" xlink:href="." xlink:type="simple" chart:class="chart:scatter" chart:style-name="ch1">
        <chart:title svg:x="6.032cm" svg:y="0.314cm" chart:style-name="ch2">
          <text:p>A [10,10], B[10, 10]</text:p>
        </chart:title>
        <chart:legend svg:x="11.894cm" svg:y="3.705cm" style:legend-expansion="custom" chartooo:width="3.782cm" chartooo:height="2.124cm" style:legend-expansion-aspect-ratio="1.78060263653484" chart:style-name="ch3"/>
        <chart:plot-area chart:style-name="ch4" chart:data-source-has-labels="both" svg:x="1.093cm" svg:y="1.156cm" svg:width="10.302cm" svg:height="7.114cm">
          <chartooo:coordinate-region svg:x="1.714cm" svg:y="1.355cm" svg:width="9.587cm" svg:height="6.268cm"/>
          <chart:axis chart:dimension="x" chart:name="primary-x" chart:style-name="ch5" chartooo:axis-type="auto">
            <chart:title svg:x="5.409cm" svg:y="8.271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27cm" svg:y="6.193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8">
                <text:p>32.8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728">
                <text:p>29.728</text:p>
              </table:table-cell>
              <table:table-cell office:value-type="float" office:value="2">
                <text:p>2</text:p>
              </table:table-cell>
              <table:table-cell office:value-type="float" office:value="38.16">
                <text:p>38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.344">
                <text:p>13.344</text:p>
              </table:table-cell>
              <table:table-cell office:value-type="float" office:value="3">
                <text:p>3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.512">
                <text:p>64.51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534cm" svg:y="0.304cm" chart:style-name="ch2">
          <text:p>A [900,900], B[900, 900]</text:p>
        </chart:title>
        <chart:legend svg:x="12.313cm" svg:y="3.506cm" style:legend-expansion="custom" chartooo:width="3.505cm" chartooo:height="2.01cm" style:legend-expansion-aspect-ratio="1.74378109452736" chart:style-name="ch3"/>
        <chart:plot-area chart:style-name="ch4" chart:data-source-has-labels="both" svg:x="1.011cm" svg:y="1.079cm" svg:width="10.984cm" svg:height="6.772cm">
          <chartooo:coordinate-region svg:x="2.744cm" svg:y="1.278cm" svg:width="9.157cm" svg:height="5.926cm"/>
          <chart:axis chart:dimension="x" chart:name="primary-x" chart:style-name="ch5" chartooo:axis-type="auto">
            <chart:title svg:x="5.668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52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36130.08">
                <text:p>1136130.08</text:p>
              </table:table-cell>
              <table:table-cell office:value-type="float" office:value="1">
                <text:p>1</text:p>
              </table:table-cell>
              <table:table-cell office:value-type="float" office:value="476290.24">
                <text:p>476290.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0952.576">
                <text:p>300952.576</text:p>
              </table:table-cell>
              <table:table-cell office:value-type="float" office:value="2">
                <text:p>2</text:p>
              </table:table-cell>
              <table:table-cell office:value-type="float" office:value="296790.56">
                <text:p>296790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81577.76">
                <text:p>981577.76</text:p>
              </table:table-cell>
              <table:table-cell office:value-type="float" office:value="3">
                <text:p>3</text:p>
              </table:table-cell>
              <table:table-cell office:value-type="float" office:value="389526.224">
                <text:p>389526.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451219.617">
                <text:p>64451219.617</text:p>
              </table:table-cell>
              <table:table-cell office:value-type="float" office:value="4">
                <text:p>4</text:p>
              </table:table-cell>
              <table:table-cell office:value-type="float" office:value="41644132.929">
                <text:p>41644132.9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058cm" svg:y="0.304cm" chart:style-name="ch2">
          <text:p>A [1000,1000], B[1000, 1000]</text:p>
        </chart:title>
        <chart:legend svg:x="12.313cm" svg:y="3.506cm" style:legend-expansion="custom" chartooo:width="3.505cm" chartooo:height="2.01cm" style:legend-expansion-aspect-ratio="1.74378109452736" chart:style-name="ch3"/>
        <chart:plot-area chart:style-name="ch4" chart:data-source-has-labels="both" svg:x="0.826cm" svg:y="1.078cm" svg:width="11.169cm" svg:height="6.773cm">
          <chartooo:coordinate-region svg:x="2.744cm" svg:y="1.278cm" svg:width="9.157cm" svg:height="5.926cm"/>
          <chart:axis chart:dimension="x" chart:name="primary-x" chart:style-name="ch5" chartooo:axis-type="auto">
            <chart:title svg:x="5.575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54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35247.679">
                <text:p>1435247.679</text:p>
              </table:table-cell>
              <table:table-cell office:value-type="float" office:value="1">
                <text:p>1</text:p>
              </table:table-cell>
              <table:table-cell office:value-type="float" office:value="756961.344">
                <text:p>756961.3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4148.48">
                <text:p>384148.48</text:p>
              </table:table-cell>
              <table:table-cell office:value-type="float" office:value="2">
                <text:p>2</text:p>
              </table:table-cell>
              <table:table-cell office:value-type="float" office:value="387734.064">
                <text:p>387734.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83712.737">
                <text:p>1383712.737</text:p>
              </table:table-cell>
              <table:table-cell office:value-type="float" office:value="3">
                <text:p>3</text:p>
              </table:table-cell>
              <table:table-cell office:value-type="float" office:value="568247.904">
                <text:p>568247.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8539337.823">
                <text:p>88539337.823</text:p>
              </table:table-cell>
              <table:table-cell office:value-type="float" office:value="4">
                <text:p>4</text:p>
              </table:table-cell>
              <table:table-cell office:value-type="float" office:value="61399764.128">
                <text:p>61399764.12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4cm" svg:height="8.916cm" xlink:href="." xlink:type="simple" chart:class="chart:scatter" chart:style-name="ch1">
        <chart:title svg:x="6.032cm" svg:y="0.314cm" chart:style-name="ch2">
          <text:p>A [10,10], B[10, 10]</text:p>
        </chart:title>
        <chart:legend svg:x="11.894cm" svg:y="3.705cm" style:legend-expansion="custom" chartooo:width="3.782cm" chartooo:height="2.124cm" style:legend-expansion-aspect-ratio="1.78060263653484" chart:style-name="ch3"/>
        <chart:plot-area chart:style-name="ch4" chart:data-source-has-labels="both" svg:x="0.907cm" svg:y="1.155cm" svg:width="10.488cm" svg:height="7.115cm">
          <chartooo:coordinate-region svg:x="1.714cm" svg:y="1.355cm" svg:width="9.587cm" svg:height="6.268cm"/>
          <chart:axis chart:dimension="x" chart:name="primary-x" chart:style-name="ch5" chartooo:axis-type="auto">
            <chart:title svg:x="5.316cm" svg:y="8.271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27cm" svg:y="6.193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A [10,10], B[10, 10]</text:p>
              </table:table-cell>
              <table:table-cell office:value-type="float" office:value="1">
                <text:p>1</text:p>
              </table:table-cell>
              <table:table-cell office:value-type="float" office:value="32.736">
                <text:p>32.736</text:p>
              </table:table-cell>
              <table:table-cell office:value-type="float" office:value="1">
                <text:p>1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9.728">
                <text:p>29.728</text:p>
              </table:table-cell>
              <table:table-cell office:value-type="float" office:value="2">
                <text:p>2</text:p>
              </table:table-cell>
              <table:table-cell office:value-type="float" office:value="36.48">
                <text:p>36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0.272">
                <text:p>10.272</text:p>
              </table:table-cell>
              <table:table-cell office:value-type="float" office:value="3">
                <text:p>3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38.368">
                <text:p>138.368</text:p>
              </table:table-cell>
              <table:table-cell office:value-type="float" office:value="4">
                <text:p>4</text:p>
              </table:table-cell>
              <table:table-cell office:value-type="float" office:value="47.2">
                <text:p>47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58cm" svg:height="8.466cm" xlink:href="." xlink:type="simple" chart:class="chart:scatter" chart:style-name="ch1">
        <chart:title svg:x="5.564cm" svg:y="0.305cm" chart:style-name="ch2">
          <text:p>A [100,100], B[100, 100]</text:p>
        </chart:title>
        <chart:legend svg:x="11.907cm" svg:y="3.518cm" style:legend-expansion="custom" chartooo:width="3.624cm" chartooo:height="2.017cm" style:legend-expansion-aspect-ratio="1.79672781358453" chart:style-name="ch3"/>
        <chart:plot-area chart:style-name="ch4" chart:data-source-has-labels="both" svg:x="1.456cm" svg:y="1.086cm" svg:width="9.949cm" svg:height="6.795cm">
          <chartooo:coordinate-region svg:x="2.448cm" svg:y="1.285cm" svg:width="8.863cm" svg:height="5.949cm"/>
          <chart:axis chart:dimension="x" chart:name="primary-x" chart:style-name="ch5" chartooo:axis-type="auto">
            <chart:title svg:x="5.595cm" svg:y="7.821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1cm" svg:y="5.86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109.76">
                <text:p>5109.76</text:p>
              </table:table-cell>
              <table:table-cell office:value-type="float" office:value="1">
                <text:p>1</text:p>
              </table:table-cell>
              <table:table-cell office:value-type="float" office:value="2606.08">
                <text:p>2606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63.744">
                <text:p>1863.744</text:p>
              </table:table-cell>
              <table:table-cell office:value-type="float" office:value="2">
                <text:p>2</text:p>
              </table:table-cell>
              <table:table-cell office:value-type="float" office:value="2380.4">
                <text:p>238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79.072">
                <text:p>1579.072</text:p>
              </table:table-cell>
              <table:table-cell office:value-type="float" office:value="3">
                <text:p>3</text:p>
              </table:table-cell>
              <table:table-cell office:value-type="float" office:value="577.2">
                <text:p>57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927.072">
                <text:p>5927.072</text:p>
              </table:table-cell>
              <table:table-cell office:value-type="float" office:value="4">
                <text:p>4</text:p>
              </table:table-cell>
              <table:table-cell office:value-type="float" office:value="2131.124">
                <text:p>2131.1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492cm" xlink:href="." xlink:type="simple" chart:class="chart:scatter" chart:style-name="ch1">
        <chart:title svg:x="5.541cm" svg:y="0.305cm" chart:style-name="ch2">
          <text:p>A [200,200], B[200, 200]</text:p>
        </chart:title>
        <chart:legend svg:x="11.874cm" svg:y="3.529cm" style:legend-expansion="custom" chartooo:width="3.611cm" chartooo:height="2.023cm" style:legend-expansion-aspect-ratio="1.78497281265447" chart:style-name="ch3"/>
        <chart:plot-area chart:style-name="ch4" chart:data-source-has-labels="both" svg:x="1.292cm" svg:y="1.092cm" svg:width="10.081cm" svg:height="6.815cm">
          <chartooo:coordinate-region svg:x="2.469cm" svg:y="1.291cm" svg:width="8.81cm" svg:height="5.969cm"/>
          <chart:axis chart:dimension="x" chart:name="primary-x" chart:style-name="ch5" chartooo:axis-type="auto">
            <chart:title svg:x="5.497cm" svg:y="7.847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35cm" svg:y="5.885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707.904">
                <text:p>33707.904</text:p>
              </table:table-cell>
              <table:table-cell office:value-type="float" office:value="1">
                <text:p>1</text:p>
              </table:table-cell>
              <table:table-cell office:value-type="float" office:value="12201.52">
                <text:p>12201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308.288">
                <text:p>7308.288</text:p>
              </table:table-cell>
              <table:table-cell office:value-type="float" office:value="2">
                <text:p>2</text:p>
              </table:table-cell>
              <table:table-cell office:value-type="float" office:value="12720.161">
                <text:p>12720.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09.568">
                <text:p>12309.568</text:p>
              </table:table-cell>
              <table:table-cell office:value-type="float" office:value="3">
                <text:p>3</text:p>
              </table:table-cell>
              <table:table-cell office:value-type="float" office:value="4317.52">
                <text:p>4317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298.692">
                <text:p>35298.692</text:p>
              </table:table-cell>
              <table:table-cell office:value-type="float" office:value="4">
                <text:p>4</text:p>
              </table:table-cell>
              <table:table-cell office:value-type="float" office:value="14570.157">
                <text:p>14570.1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534cm" svg:y="0.304cm" chart:style-name="ch2">
          <text:p>A [300,300], B[300, 300]</text:p>
        </chart:title>
        <chart:legend svg:x="11.864cm" svg:y="3.506cm" style:legend-expansion="custom" chartooo:width="3.609cm" chartooo:height="2.01cm" style:legend-expansion-aspect-ratio="1.7955223880597" chart:style-name="ch3"/>
        <chart:plot-area chart:style-name="ch4" chart:data-source-has-labels="both" svg:x="1.076cm" svg:y="1.081cm" svg:width="10.286cm" svg:height="6.776cm">
          <chartooo:coordinate-region svg:x="2.438cm" svg:y="1.28cm" svg:width="8.83cm" svg:height="5.93cm"/>
          <chart:axis chart:dimension="x" chart:name="primary-x" chart:style-name="ch5" chartooo:axis-type="auto">
            <chart:title svg:x="5.384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2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6385.952">
                <text:p>66385.952</text:p>
              </table:table-cell>
              <table:table-cell office:value-type="float" office:value="1">
                <text:p>1</text:p>
              </table:table-cell>
              <table:table-cell office:value-type="float" office:value="29872.879">
                <text:p>29872.8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856.576">
                <text:p>17856.576</text:p>
              </table:table-cell>
              <table:table-cell office:value-type="float" office:value="2">
                <text:p>2</text:p>
              </table:table-cell>
              <table:table-cell office:value-type="float" office:value="29190.96">
                <text:p>2919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622.496">
                <text:p>41622.496</text:p>
              </table:table-cell>
              <table:table-cell office:value-type="float" office:value="3">
                <text:p>3</text:p>
              </table:table-cell>
              <table:table-cell office:value-type="float" office:value="14528.48">
                <text:p>14528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4086.144">
                <text:p>114086.144</text:p>
              </table:table-cell>
              <table:table-cell office:value-type="float" office:value="4">
                <text:p>4</text:p>
              </table:table-cell>
              <table:table-cell office:value-type="float" office:value="44452.878">
                <text:p>44452.87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439cm" xlink:href="." xlink:type="simple" chart:class="chart:scatter" chart:style-name="ch1">
        <chart:title svg:x="5.541cm" svg:y="0.304cm" chart:style-name="ch2">
          <text:p>A [400,400], B[400, 400]</text:p>
        </chart:title>
        <chart:legend svg:x="11.874cm" svg:y="3.506cm" style:legend-expansion="custom" chartooo:width="3.611cm" chartooo:height="2.01cm" style:legend-expansion-aspect-ratio="1.79651741293532" chart:style-name="ch3"/>
        <chart:plot-area chart:style-name="ch4" chart:data-source-has-labels="both" svg:x="1.077cm" svg:y="1.081cm" svg:width="10.293cm" svg:height="6.775cm">
          <chartooo:coordinate-region svg:x="2.439cm" svg:y="1.28cm" svg:width="8.837cm" svg:height="5.929cm"/>
          <chart:axis chart:dimension="x" chart:name="primary-x" chart:style-name="ch5" chartooo:axis-type="auto">
            <chart:title svg:x="5.388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3cm" svg:y="5.869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8984.448">
                <text:p>138984.448</text:p>
              </table:table-cell>
              <table:table-cell office:value-type="float" office:value="1">
                <text:p>1</text:p>
              </table:table-cell>
              <table:table-cell office:value-type="float" office:value="73485.12">
                <text:p>73485.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481.6">
                <text:p>51481.6</text:p>
              </table:table-cell>
              <table:table-cell office:value-type="float" office:value="2">
                <text:p>2</text:p>
              </table:table-cell>
              <table:table-cell office:value-type="float" office:value="50023.36">
                <text:p>50023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5330.304">
                <text:p>95330.304</text:p>
              </table:table-cell>
              <table:table-cell office:value-type="float" office:value="3">
                <text:p>3</text:p>
              </table:table-cell>
              <table:table-cell office:value-type="float" office:value="35497.12">
                <text:p>35497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6600.864">
                <text:p>276600.864</text:p>
              </table:table-cell>
              <table:table-cell office:value-type="float" office:value="4">
                <text:p>4</text:p>
              </table:table-cell>
              <table:table-cell office:value-type="float" office:value="106154.8">
                <text:p>106154.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534cm" svg:y="0.304cm" chart:style-name="ch2">
          <text:p>A [500,500], B[500, 500]</text:p>
        </chart:title>
        <chart:legend svg:x="11.98cm" svg:y="3.506cm" style:legend-expansion="custom" chartooo:width="3.505cm" chartooo:height="2.01cm" style:legend-expansion-aspect-ratio="1.74378109452736" chart:style-name="ch3"/>
        <chart:plot-area chart:style-name="ch4" chart:data-source-has-labels="both" svg:x="1.076cm" svg:y="1.081cm" svg:width="10.285cm" svg:height="6.775cm">
          <chartooo:coordinate-region svg:x="2.438cm" svg:y="1.28cm" svg:width="8.829cm" svg:height="5.929cm"/>
          <chart:axis chart:dimension="x" chart:name="primary-x" chart:style-name="ch5" chartooo:axis-type="auto">
            <chart:title svg:x="5.383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4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1808.288">
                <text:p>211808.288</text:p>
              </table:table-cell>
              <table:table-cell office:value-type="float" office:value="1">
                <text:p>1</text:p>
              </table:table-cell>
              <table:table-cell office:value-type="float" office:value="135067.76">
                <text:p>135067.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2360.32">
                <text:p>82360.32</text:p>
              </table:table-cell>
              <table:table-cell office:value-type="float" office:value="2">
                <text:p>2</text:p>
              </table:table-cell>
              <table:table-cell office:value-type="float" office:value="81471.12">
                <text:p>81471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8112.129">
                <text:p>168112.129</text:p>
              </table:table-cell>
              <table:table-cell office:value-type="float" office:value="3">
                <text:p>3</text:p>
              </table:table-cell>
              <table:table-cell office:value-type="float" office:value="66905.36">
                <text:p>66905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80192.801">
                <text:p>580192.801</text:p>
              </table:table-cell>
              <table:table-cell office:value-type="float" office:value="4">
                <text:p>4</text:p>
              </table:table-cell>
              <table:table-cell office:value-type="float" office:value="197645.2">
                <text:p>197645.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534cm" svg:y="0.304cm" chart:style-name="ch2">
          <text:p>A [600,600], B[600, 600]</text:p>
        </chart:title>
        <chart:legend svg:x="12.313cm" svg:y="3.506cm" style:legend-expansion="custom" chartooo:width="3.505cm" chartooo:height="2.01cm" style:legend-expansion-aspect-ratio="1.74378109452736" chart:style-name="ch3"/>
        <chart:plot-area chart:style-name="ch4" chart:data-source-has-labels="both" svg:x="1.382cm" svg:y="1.079cm" svg:width="10.613cm" svg:height="6.772cm">
          <chartooo:coordinate-region svg:x="2.744cm" svg:y="1.278cm" svg:width="9.157cm" svg:height="5.926cm"/>
          <chart:axis chart:dimension="x" chart:name="primary-x" chart:style-name="ch5" chartooo:axis-type="auto">
            <chart:title svg:x="5.853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7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36007.681">
                <text:p>536007.681</text:p>
              </table:table-cell>
              <table:table-cell office:value-type="float" office:value="1">
                <text:p>1</text:p>
              </table:table-cell>
              <table:table-cell office:value-type="float" office:value="150709.121">
                <text:p>150709.1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5116.065">
                <text:p>115116.065</text:p>
              </table:table-cell>
              <table:table-cell office:value-type="float" office:value="2">
                <text:p>2</text:p>
              </table:table-cell>
              <table:table-cell office:value-type="float" office:value="119203.601">
                <text:p>119203.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2647.969">
                <text:p>292647.969</text:p>
              </table:table-cell>
              <table:table-cell office:value-type="float" office:value="3">
                <text:p>3</text:p>
              </table:table-cell>
              <table:table-cell office:value-type="float" office:value="116401.76">
                <text:p>116401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23621.692">
                <text:p>823621.692</text:p>
              </table:table-cell>
              <table:table-cell office:value-type="float" office:value="4">
                <text:p>4</text:p>
              </table:table-cell>
              <table:table-cell office:value-type="float" office:value="342136.065">
                <text:p>342136.06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534cm" svg:y="0.304cm" chart:style-name="ch2">
          <text:p>A [700,700], B[700, 700]</text:p>
        </chart:title>
        <chart:legend svg:x="12.313cm" svg:y="3.506cm" style:legend-expansion="custom" chartooo:width="3.505cm" chartooo:height="2.01cm" style:legend-expansion-aspect-ratio="1.74378109452736" chart:style-name="ch3"/>
        <chart:plot-area chart:style-name="ch4" chart:data-source-has-labels="both" svg:x="1.197cm" svg:y="1.078cm" svg:width="10.798cm" svg:height="6.773cm">
          <chartooo:coordinate-region svg:x="2.744cm" svg:y="1.278cm" svg:width="9.157cm" svg:height="5.926cm"/>
          <chart:axis chart:dimension="x" chart:name="primary-x" chart:style-name="ch5" chartooo:axis-type="auto">
            <chart:title svg:x="5.761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5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52663.041">
                <text:p>552663.041</text:p>
              </table:table-cell>
              <table:table-cell office:value-type="float" office:value="1">
                <text:p>1</text:p>
              </table:table-cell>
              <table:table-cell office:value-type="float" office:value="232232.32">
                <text:p>232232.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7979.007">
                <text:p>167979.007</text:p>
              </table:table-cell>
              <table:table-cell office:value-type="float" office:value="2">
                <text:p>2</text:p>
              </table:table-cell>
              <table:table-cell office:value-type="float" office:value="171931.84">
                <text:p>171931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90871.841">
                <text:p>490871.841</text:p>
              </table:table-cell>
              <table:table-cell office:value-type="float" office:value="3">
                <text:p>3</text:p>
              </table:table-cell>
              <table:table-cell office:value-type="float" office:value="183538.88">
                <text:p>183538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51216.152">
                <text:p>1351216.152</text:p>
              </table:table-cell>
              <table:table-cell office:value-type="float" office:value="4">
                <text:p>4</text:p>
              </table:table-cell>
              <table:table-cell office:value-type="float" office:value="537657.68">
                <text:p>537657.6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58cm" svg:height="8.466cm" xlink:href="." xlink:type="simple" chart:class="chart:scatter" chart:style-name="ch1">
        <chart:title svg:x="5.564cm" svg:y="0.305cm" chart:style-name="ch2">
          <text:p>A [100,100], B[100, 100]</text:p>
        </chart:title>
        <chart:legend svg:x="11.907cm" svg:y="3.518cm" style:legend-expansion="custom" chartooo:width="3.624cm" chartooo:height="2.017cm" style:legend-expansion-aspect-ratio="1.79672781358453" chart:style-name="ch3"/>
        <chart:plot-area chart:style-name="ch4" chart:data-source-has-labels="both" svg:x="1.086cm" svg:y="1.086cm" svg:width="10.319cm" svg:height="6.795cm">
          <chartooo:coordinate-region svg:x="2.448cm" svg:y="1.285cm" svg:width="8.863cm" svg:height="5.949cm"/>
          <chart:axis chart:dimension="x" chart:name="primary-x" chart:style-name="ch5" chartooo:axis-type="auto">
            <chart:title svg:x="5.41cm" svg:y="7.821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1cm" svg:y="5.86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136.384">
                <text:p>5136.384</text:p>
              </table:table-cell>
              <table:table-cell office:value-type="float" office:value="1">
                <text:p>1</text:p>
              </table:table-cell>
              <table:table-cell office:value-type="float" office:value="2623.68">
                <text:p>2623.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65.823">
                <text:p>1865.823</text:p>
              </table:table-cell>
              <table:table-cell office:value-type="float" office:value="2">
                <text:p>2</text:p>
              </table:table-cell>
              <table:table-cell office:value-type="float" office:value="2389.52">
                <text:p>238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29.184">
                <text:p>1629.184</text:p>
              </table:table-cell>
              <table:table-cell office:value-type="float" office:value="3">
                <text:p>3</text:p>
              </table:table-cell>
              <table:table-cell office:value-type="float" office:value="589.36">
                <text:p>589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8886.209">
                <text:p>108886.209</text:p>
              </table:table-cell>
              <table:table-cell office:value-type="float" office:value="4">
                <text:p>4</text:p>
              </table:table-cell>
              <table:table-cell office:value-type="float" office:value="20035.28">
                <text:p>20035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534cm" svg:y="0.304cm" chart:style-name="ch2">
          <text:p>A [800,800], B[800, 800]</text:p>
        </chart:title>
        <chart:legend svg:x="12.313cm" svg:y="3.506cm" style:legend-expansion="custom" chartooo:width="3.505cm" chartooo:height="2.01cm" style:legend-expansion-aspect-ratio="1.74378109452736" chart:style-name="ch3"/>
        <chart:plot-area chart:style-name="ch4" chart:data-source-has-labels="both" svg:x="1.197cm" svg:y="1.078cm" svg:width="10.798cm" svg:height="6.773cm">
          <chartooo:coordinate-region svg:x="2.744cm" svg:y="1.278cm" svg:width="9.157cm" svg:height="5.926cm"/>
          <chart:axis chart:dimension="x" chart:name="primary-x" chart:style-name="ch5" chartooo:axis-type="auto">
            <chart:title svg:x="5.761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52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00703.104">
                <text:p>900703.104</text:p>
              </table:table-cell>
              <table:table-cell office:value-type="float" office:value="1">
                <text:p>1</text:p>
              </table:table-cell>
              <table:table-cell office:value-type="float" office:value="349299.76">
                <text:p>349299.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5585.28">
                <text:p>225585.28</text:p>
              </table:table-cell>
              <table:table-cell office:value-type="float" office:value="2">
                <text:p>2</text:p>
              </table:table-cell>
              <table:table-cell office:value-type="float" office:value="210231.2">
                <text:p>21023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98834.944">
                <text:p>698834.944</text:p>
              </table:table-cell>
              <table:table-cell office:value-type="float" office:value="3">
                <text:p>3</text:p>
              </table:table-cell>
              <table:table-cell office:value-type="float" office:value="433830">
                <text:p>433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52644.224">
                <text:p>1852644.224</text:p>
              </table:table-cell>
              <table:table-cell office:value-type="float" office:value="4">
                <text:p>4</text:p>
              </table:table-cell>
              <table:table-cell office:value-type="float" office:value="1078306.585">
                <text:p>1078306.58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534cm" svg:y="0.304cm" chart:style-name="ch2">
          <text:p>A [900,900], B[900, 900]</text:p>
        </chart:title>
        <chart:legend svg:x="12.313cm" svg:y="3.506cm" style:legend-expansion="custom" chartooo:width="3.505cm" chartooo:height="2.01cm" style:legend-expansion-aspect-ratio="1.74378109452736" chart:style-name="ch3"/>
        <chart:plot-area chart:style-name="ch4" chart:data-source-has-labels="both" svg:x="1.197cm" svg:y="1.078cm" svg:width="10.798cm" svg:height="6.773cm">
          <chartooo:coordinate-region svg:x="2.744cm" svg:y="1.278cm" svg:width="9.157cm" svg:height="5.926cm"/>
          <chart:axis chart:dimension="x" chart:name="primary-x" chart:style-name="ch5" chartooo:axis-type="auto">
            <chart:title svg:x="5.761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53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39079.136">
                <text:p>1139079.136</text:p>
              </table:table-cell>
              <table:table-cell office:value-type="float" office:value="1">
                <text:p>1</text:p>
              </table:table-cell>
              <table:table-cell office:value-type="float" office:value="482743.6">
                <text:p>482743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1587.52">
                <text:p>301587.52</text:p>
              </table:table-cell>
              <table:table-cell office:value-type="float" office:value="2">
                <text:p>2</text:p>
              </table:table-cell>
              <table:table-cell office:value-type="float" office:value="301836.48">
                <text:p>301836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87122.72">
                <text:p>987122.72</text:p>
              </table:table-cell>
              <table:table-cell office:value-type="float" office:value="3">
                <text:p>3</text:p>
              </table:table-cell>
              <table:table-cell office:value-type="float" office:value="389424.864">
                <text:p>389424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13204.608">
                <text:p>2713204.608</text:p>
              </table:table-cell>
              <table:table-cell office:value-type="float" office:value="4">
                <text:p>4</text:p>
              </table:table-cell>
              <table:table-cell office:value-type="float" office:value="1266682.16">
                <text:p>1266682.1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058cm" svg:y="0.304cm" chart:style-name="ch2">
          <text:p>A [1000,1000], B[1000, 1000]</text:p>
        </chart:title>
        <chart:legend svg:x="12.313cm" svg:y="3.506cm" style:legend-expansion="custom" chartooo:width="3.505cm" chartooo:height="2.01cm" style:legend-expansion-aspect-ratio="1.74378109452736" chart:style-name="ch3"/>
        <chart:plot-area chart:style-name="ch4" chart:data-source-has-labels="both" svg:x="1.197cm" svg:y="1.078cm" svg:width="10.798cm" svg:height="6.773cm">
          <chartooo:coordinate-region svg:x="2.744cm" svg:y="1.278cm" svg:width="9.157cm" svg:height="5.926cm"/>
          <chart:axis chart:dimension="x" chart:name="primary-x" chart:style-name="ch5" chartooo:axis-type="auto">
            <chart:title svg:x="5.761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53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13881.792">
                <text:p>1413881.792</text:p>
              </table:table-cell>
              <table:table-cell office:value-type="float" office:value="1">
                <text:p>1</text:p>
              </table:table-cell>
              <table:table-cell office:value-type="float" office:value="750320.944">
                <text:p>750320.9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7215.52">
                <text:p>387215.52</text:p>
              </table:table-cell>
              <table:table-cell office:value-type="float" office:value="2">
                <text:p>2</text:p>
              </table:table-cell>
              <table:table-cell office:value-type="float" office:value="389655.216">
                <text:p>389655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79547.136">
                <text:p>1379547.136</text:p>
              </table:table-cell>
              <table:table-cell office:value-type="float" office:value="3">
                <text:p>3</text:p>
              </table:table-cell>
              <table:table-cell office:value-type="float" office:value="569933.76">
                <text:p>569933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01175.904">
                <text:p>3701175.904</text:p>
              </table:table-cell>
              <table:table-cell office:value-type="float" office:value="4">
                <text:p>4</text:p>
              </table:table-cell>
              <table:table-cell office:value-type="float" office:value="1715306.528">
                <text:p>1715306.52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492cm" xlink:href="." xlink:type="simple" chart:class="chart:scatter" chart:style-name="ch1">
        <chart:title svg:x="5.541cm" svg:y="0.305cm" chart:style-name="ch2">
          <text:p>A [200,200], B[200, 200]</text:p>
        </chart:title>
        <chart:legend svg:x="11.874cm" svg:y="3.529cm" style:legend-expansion="custom" chartooo:width="3.611cm" chartooo:height="2.023cm" style:legend-expansion-aspect-ratio="1.78497281265447" chart:style-name="ch3"/>
        <chart:plot-area chart:style-name="ch4" chart:data-source-has-labels="both" svg:x="1.107cm" svg:y="1.092cm" svg:width="10.266cm" svg:height="6.815cm">
          <chartooo:coordinate-region svg:x="2.469cm" svg:y="1.291cm" svg:width="8.81cm" svg:height="5.969cm"/>
          <chart:axis chart:dimension="x" chart:name="primary-x" chart:style-name="ch5" chartooo:axis-type="auto">
            <chart:title svg:x="5.405cm" svg:y="7.847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38cm" svg:y="5.885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702.88">
                <text:p>33702.88</text:p>
              </table:table-cell>
              <table:table-cell office:value-type="float" office:value="1">
                <text:p>1</text:p>
              </table:table-cell>
              <table:table-cell office:value-type="float" office:value="12139.681">
                <text:p>12139.6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319.584">
                <text:p>7319.584</text:p>
              </table:table-cell>
              <table:table-cell office:value-type="float" office:value="2">
                <text:p>2</text:p>
              </table:table-cell>
              <table:table-cell office:value-type="float" office:value="12712.64">
                <text:p>12712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32.064">
                <text:p>12332.064</text:p>
              </table:table-cell>
              <table:table-cell office:value-type="float" office:value="3">
                <text:p>3</text:p>
              </table:table-cell>
              <table:table-cell office:value-type="float" office:value="4317.199">
                <text:p>4317.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38644.192">
                <text:p>738644.192</text:p>
              </table:table-cell>
              <table:table-cell office:value-type="float" office:value="4">
                <text:p>4</text:p>
              </table:table-cell>
              <table:table-cell office:value-type="float" office:value="247585.679">
                <text:p>247585.6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aximum="25000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534cm" svg:y="0.304cm" chart:style-name="ch2">
          <text:p>A [300,300], B[300, 300]</text:p>
        </chart:title>
        <chart:legend svg:x="11.864cm" svg:y="3.506cm" style:legend-expansion="custom" chartooo:width="3.609cm" chartooo:height="2.01cm" style:legend-expansion-aspect-ratio="1.7955223880597" chart:style-name="ch3"/>
        <chart:plot-area chart:style-name="ch4" chart:data-source-has-labels="both" svg:x="0.891cm" svg:y="1.081cm" svg:width="10.471cm" svg:height="6.776cm">
          <chartooo:coordinate-region svg:x="2.438cm" svg:y="1.28cm" svg:width="8.83cm" svg:height="5.93cm"/>
          <chart:axis chart:dimension="x" chart:name="primary-x" chart:style-name="ch5" chartooo:axis-type="auto">
            <chart:title svg:x="5.291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6295.841">
                <text:p>66295.841</text:p>
              </table:table-cell>
              <table:table-cell office:value-type="float" office:value="1">
                <text:p>1</text:p>
              </table:table-cell>
              <table:table-cell office:value-type="float" office:value="30137.599">
                <text:p>30137.5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865.856">
                <text:p>17865.856</text:p>
              </table:table-cell>
              <table:table-cell office:value-type="float" office:value="2">
                <text:p>2</text:p>
              </table:table-cell>
              <table:table-cell office:value-type="float" office:value="29345.36">
                <text:p>29345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628.737">
                <text:p>41628.737</text:p>
              </table:table-cell>
              <table:table-cell office:value-type="float" office:value="3">
                <text:p>3</text:p>
              </table:table-cell>
              <table:table-cell office:value-type="float" office:value="14536.879">
                <text:p>14536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93993.31">
                <text:p>2393993.31</text:p>
              </table:table-cell>
              <table:table-cell office:value-type="float" office:value="4">
                <text:p>4</text:p>
              </table:table-cell>
              <table:table-cell office:value-type="float" office:value="1074724.096">
                <text:p>1074724.0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aximum="25000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439cm" xlink:href="." xlink:type="simple" chart:class="chart:scatter" chart:style-name="ch1">
        <chart:title svg:x="5.541cm" svg:y="0.304cm" chart:style-name="ch2">
          <text:p>A [400,400], B[400, 400]</text:p>
        </chart:title>
        <chart:legend svg:x="11.874cm" svg:y="3.506cm" style:legend-expansion="custom" chartooo:width="3.611cm" chartooo:height="2.01cm" style:legend-expansion-aspect-ratio="1.79651741293532" chart:style-name="ch3"/>
        <chart:plot-area chart:style-name="ch4" chart:data-source-has-labels="both" svg:x="0.892cm" svg:y="1.08cm" svg:width="10.478cm" svg:height="6.776cm">
          <chartooo:coordinate-region svg:x="2.439cm" svg:y="1.28cm" svg:width="8.837cm" svg:height="5.929cm"/>
          <chart:axis chart:dimension="x" chart:name="primary-x" chart:style-name="ch5" chartooo:axis-type="auto">
            <chart:title svg:x="5.296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2cm" svg:y="5.869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6295.841">
                <text:p>66295.841</text:p>
              </table:table-cell>
              <table:table-cell office:value-type="float" office:value="1">
                <text:p>1</text:p>
              </table:table-cell>
              <table:table-cell office:value-type="float" office:value="30137.599">
                <text:p>30137.5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865.856">
                <text:p>17865.856</text:p>
              </table:table-cell>
              <table:table-cell office:value-type="float" office:value="2">
                <text:p>2</text:p>
              </table:table-cell>
              <table:table-cell office:value-type="float" office:value="29345.36">
                <text:p>29345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628.737">
                <text:p>41628.737</text:p>
              </table:table-cell>
              <table:table-cell office:value-type="float" office:value="3">
                <text:p>3</text:p>
              </table:table-cell>
              <table:table-cell office:value-type="float" office:value="14536.879">
                <text:p>14536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93993.31">
                <text:p>2393993.31</text:p>
              </table:table-cell>
              <table:table-cell office:value-type="float" office:value="4">
                <text:p>4</text:p>
              </table:table-cell>
              <table:table-cell office:value-type="float" office:value="1074724.096">
                <text:p>1074724.0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534cm" svg:y="0.304cm" chart:style-name="ch2">
          <text:p>A [500,500], B[500, 500]</text:p>
        </chart:title>
        <chart:legend svg:x="11.98cm" svg:y="3.506cm" style:legend-expansion="custom" chartooo:width="3.505cm" chartooo:height="2.01cm" style:legend-expansion-aspect-ratio="1.74378109452736" chart:style-name="ch3"/>
        <chart:plot-area chart:style-name="ch4" chart:data-source-has-labels="both" svg:x="0.705cm" svg:y="1.081cm" svg:width="10.656cm" svg:height="6.775cm">
          <chartooo:coordinate-region svg:x="2.438cm" svg:y="1.28cm" svg:width="8.829cm" svg:height="5.929cm"/>
          <chart:axis chart:dimension="x" chart:name="primary-x" chart:style-name="ch5" chartooo:axis-type="auto">
            <chart:title svg:x="5.198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5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0551.232">
                <text:p>220551.232</text:p>
              </table:table-cell>
              <table:table-cell office:value-type="float" office:value="1">
                <text:p>1</text:p>
              </table:table-cell>
              <table:table-cell office:value-type="float" office:value="136744.08">
                <text:p>136744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3410.944">
                <text:p>83410.944</text:p>
              </table:table-cell>
              <table:table-cell office:value-type="float" office:value="2">
                <text:p>2</text:p>
              </table:table-cell>
              <table:table-cell office:value-type="float" office:value="81626.24">
                <text:p>81626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2788.833">
                <text:p>172788.833</text:p>
              </table:table-cell>
              <table:table-cell office:value-type="float" office:value="3">
                <text:p>3</text:p>
              </table:table-cell>
              <table:table-cell office:value-type="float" office:value="66930.56">
                <text:p>66930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945424.736">
                <text:p>10945424.736</text:p>
              </table:table-cell>
              <table:table-cell office:value-type="float" office:value="4">
                <text:p>4</text:p>
              </table:table-cell>
              <table:table-cell office:value-type="float" office:value="7658513.839">
                <text:p>7658513.8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534cm" svg:y="0.304cm" chart:style-name="ch2">
          <text:p>A [600,600], B[600, 600]</text:p>
        </chart:title>
        <chart:legend svg:x="12.313cm" svg:y="3.506cm" style:legend-expansion="custom" chartooo:width="3.505cm" chartooo:height="2.01cm" style:legend-expansion-aspect-ratio="1.74378109452736" chart:style-name="ch3"/>
        <chart:plot-area chart:style-name="ch4" chart:data-source-has-labels="both" svg:x="1.011cm" svg:y="1.079cm" svg:width="10.984cm" svg:height="6.772cm">
          <chartooo:coordinate-region svg:x="2.744cm" svg:y="1.278cm" svg:width="9.157cm" svg:height="5.926cm"/>
          <chart:axis chart:dimension="x" chart:name="primary-x" chart:style-name="ch5" chartooo:axis-type="auto">
            <chart:title svg:x="5.668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7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26405.568">
                <text:p>526405.568</text:p>
              </table:table-cell>
              <table:table-cell office:value-type="float" office:value="1">
                <text:p>1</text:p>
              </table:table-cell>
              <table:table-cell office:value-type="float" office:value="146133.2">
                <text:p>146133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5273.76">
                <text:p>115273.76</text:p>
              </table:table-cell>
              <table:table-cell office:value-type="float" office:value="2">
                <text:p>2</text:p>
              </table:table-cell>
              <table:table-cell office:value-type="float" office:value="118293.36">
                <text:p>118293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3320.704">
                <text:p>293320.704</text:p>
              </table:table-cell>
              <table:table-cell office:value-type="float" office:value="3">
                <text:p>3</text:p>
              </table:table-cell>
              <table:table-cell office:value-type="float" office:value="116281.52">
                <text:p>116281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965610.912">
                <text:p>18965610.912</text:p>
              </table:table-cell>
              <table:table-cell office:value-type="float" office:value="4">
                <text:p>4</text:p>
              </table:table-cell>
              <table:table-cell office:value-type="float" office:value="12035377.442">
                <text:p>12035377.4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534cm" svg:y="0.304cm" chart:style-name="ch2">
          <text:p>A [700,700], B[700, 700]</text:p>
        </chart:title>
        <chart:legend svg:x="12.313cm" svg:y="3.506cm" style:legend-expansion="custom" chartooo:width="3.505cm" chartooo:height="2.01cm" style:legend-expansion-aspect-ratio="1.74378109452736" chart:style-name="ch3"/>
        <chart:plot-area chart:style-name="ch4" chart:data-source-has-labels="both" svg:x="1.011cm" svg:y="1.079cm" svg:width="10.984cm" svg:height="6.772cm">
          <chartooo:coordinate-region svg:x="2.744cm" svg:y="1.278cm" svg:width="9.157cm" svg:height="5.926cm"/>
          <chart:axis chart:dimension="x" chart:name="primary-x" chart:style-name="ch5" chartooo:axis-type="auto">
            <chart:title svg:x="5.668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9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2975.04">
                <text:p>542975.04</text:p>
              </table:table-cell>
              <table:table-cell office:value-type="float" office:value="1">
                <text:p>1</text:p>
              </table:table-cell>
              <table:table-cell office:value-type="float" office:value="213337.281">
                <text:p>213337.2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8316.928">
                <text:p>168316.928</text:p>
              </table:table-cell>
              <table:table-cell office:value-type="float" office:value="2">
                <text:p>2</text:p>
              </table:table-cell>
              <table:table-cell office:value-type="float" office:value="161578.159">
                <text:p>161578.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92026.88">
                <text:p>492026.88</text:p>
              </table:table-cell>
              <table:table-cell office:value-type="float" office:value="3">
                <text:p>3</text:p>
              </table:table-cell>
              <table:table-cell office:value-type="float" office:value="183542">
                <text:p>183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232078.432">
                <text:p>30232078.432</text:p>
              </table:table-cell>
              <table:table-cell office:value-type="float" office:value="4">
                <text:p>4</text:p>
              </table:table-cell>
              <table:table-cell office:value-type="float" office:value="18225148.61">
                <text:p>18225148.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439cm" xlink:href="." xlink:type="simple" chart:class="chart:scatter" chart:style-name="ch1">
        <chart:title svg:x="5.534cm" svg:y="0.304cm" chart:style-name="ch2">
          <text:p>A [800,800], B[800, 800]</text:p>
        </chart:title>
        <chart:legend svg:x="12.313cm" svg:y="3.506cm" style:legend-expansion="custom" chartooo:width="3.505cm" chartooo:height="2.01cm" style:legend-expansion-aspect-ratio="1.74378109452736" chart:style-name="ch3"/>
        <chart:plot-area chart:style-name="ch4" chart:data-source-has-labels="both" svg:x="1.011cm" svg:y="1.078cm" svg:width="10.984cm" svg:height="6.773cm">
          <chartooo:coordinate-region svg:x="2.744cm" svg:y="1.278cm" svg:width="9.157cm" svg:height="5.926cm"/>
          <chart:axis chart:dimension="x" chart:name="primary-x" chart:style-name="ch5" chartooo:axis-type="auto">
            <chart:title svg:x="5.668cm" svg:y="7.794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51cm" svg:y="5.87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15654.623">
                <text:p>915654.623</text:p>
              </table:table-cell>
              <table:table-cell office:value-type="float" office:value="1">
                <text:p>1</text:p>
              </table:table-cell>
              <table:table-cell office:value-type="float" office:value="350867.856">
                <text:p>350867.8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5737.792">
                <text:p>225737.792</text:p>
              </table:table-cell>
              <table:table-cell office:value-type="float" office:value="2">
                <text:p>2</text:p>
              </table:table-cell>
              <table:table-cell office:value-type="float" office:value="210905.04">
                <text:p>21090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99512.831">
                <text:p>699512.831</text:p>
              </table:table-cell>
              <table:table-cell office:value-type="float" office:value="3">
                <text:p>3</text:p>
              </table:table-cell>
              <table:table-cell office:value-type="float" office:value="428217.857">
                <text:p>428217.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516489.182">
                <text:p>45516489.182</text:p>
              </table:table-cell>
              <table:table-cell office:value-type="float" office:value="4">
                <text:p>4</text:p>
              </table:table-cell>
              <table:table-cell office:value-type="float" office:value="27493944.643">
                <text:p>27493944.6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